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5.603cm" table:align="left"/>
    </style:style>
    <style:style style:name="Table2.A" style:family="table-column">
      <style:table-column-properties style:column-width="1.392cm"/>
    </style:style>
    <style:style style:name="Table2.B" style:family="table-column">
      <style:table-column-properties style:column-width="1.512cm"/>
    </style:style>
    <style:style style:name="Table2.C" style:family="table-column">
      <style:table-column-properties style:column-width="4.595cm"/>
    </style:style>
    <style:style style:name="Table2.D" style:family="table-column">
      <style:table-column-properties style:column-width="1.478cm"/>
    </style:style>
    <style:style style:name="Table2.E" style:family="table-column">
      <style:table-column-properties style:column-width="1.819cm"/>
    </style:style>
    <style:style style:name="Table2.F" style:family="table-column">
      <style:table-column-properties style:column-width="2.208cm"/>
    </style:style>
    <style:style style:name="Table2.G" style:family="table-column">
      <style:table-column-properties style:column-width="2.6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2e1c" officeooo:paragraph-rsid="00ec2b08" style:font-size-asian="14pt" style:font-size-complex="14pt"/>
    </style:style>
    <style:style style:name="P7" style:family="paragraph" style:parent-style-name="Standard">
      <style:text-properties fo:font-size="14pt" officeooo:rsid="00e32e1c" officeooo:paragraph-rsid="00f633e2" style:font-size-asian="14pt" style:font-size-complex="14pt"/>
    </style:style>
    <style:style style:name="P8" style:family="paragraph" style:parent-style-name="Standard">
      <style:text-properties fo:font-size="14pt" officeooo:rsid="00e3e491" officeooo:paragraph-rsid="00e3e491" style:font-size-asian="14pt" style:font-size-complex="14pt"/>
    </style:style>
    <style:style style:name="P9" style:family="paragraph" style:parent-style-name="Standard">
      <style:text-properties fo:font-size="14pt" officeooo:paragraph-rsid="00e3e491" style:font-size-asian="14pt" style:font-size-complex="14pt"/>
    </style:style>
    <style:style style:name="P10" style:family="paragraph" style:parent-style-name="Standard">
      <style:text-properties fo:font-size="14pt" officeooo:rsid="00e41568" officeooo:paragraph-rsid="00e41568" style:font-size-asian="14pt" style:font-size-complex="14pt"/>
    </style:style>
    <style:style style:name="P11" style:family="paragraph" style:parent-style-name="Standard">
      <style:text-properties fo:font-size="14pt" officeooo:rsid="00e41568" officeooo:paragraph-rsid="00e599e2" style:font-size-asian="14pt" style:font-size-complex="14pt"/>
    </style:style>
    <style:style style:name="P12" style:family="paragraph" style:parent-style-name="Standard">
      <style:text-properties fo:font-size="14pt" officeooo:rsid="00e52ae2" officeooo:paragraph-rsid="00e52ae2" style:font-size-asian="14pt" style:font-size-complex="14pt"/>
    </style:style>
    <style:style style:name="P13" style:family="paragraph" style:parent-style-name="Standard">
      <style:text-properties fo:font-size="14pt" officeooo:paragraph-rsid="00e599e2" style:font-size-asian="14pt" style:font-size-complex="14pt"/>
    </style:style>
    <style:style style:name="P14" style:family="paragraph" style:parent-style-name="Standard">
      <style:text-properties fo:font-size="14pt" officeooo:rsid="00e599e2" officeooo:paragraph-rsid="00e599e2" style:font-size-asian="14pt" style:font-size-complex="14pt"/>
    </style:style>
    <style:style style:name="P15" style:family="paragraph" style:parent-style-name="Standard">
      <style:text-properties fo:font-size="14pt" officeooo:rsid="00e6c17c" officeooo:paragraph-rsid="00e6c17c" style:font-size-asian="14pt" style:font-size-complex="14pt"/>
    </style:style>
    <style:style style:name="P16" style:family="paragraph" style:parent-style-name="Standard">
      <style:text-properties fo:font-size="14pt" officeooo:rsid="00e6c17c" officeooo:paragraph-rsid="00e7bb3f" style:font-size-asian="14pt" style:font-size-complex="14pt"/>
    </style:style>
    <style:style style:name="P17" style:family="paragraph" style:parent-style-name="Standard">
      <style:text-properties fo:font-size="14pt" officeooo:rsid="00e9353c" officeooo:paragraph-rsid="00e9353c" style:font-size-asian="14pt" style:font-size-complex="14pt"/>
    </style:style>
    <style:style style:name="P18" style:family="paragraph" style:parent-style-name="Standard">
      <style:text-properties fo:font-size="14pt" officeooo:paragraph-rsid="00e9353c" style:font-size-asian="14pt" style:font-size-complex="14pt"/>
    </style:style>
    <style:style style:name="P19" style:family="paragraph" style:parent-style-name="Standard">
      <style:text-properties fo:font-size="14pt" officeooo:rsid="00e94623" officeooo:paragraph-rsid="00e94623" style:font-size-asian="14pt" style:font-size-complex="14pt"/>
    </style:style>
    <style:style style:name="P20" style:family="paragraph" style:parent-style-name="Standard">
      <style:text-properties fo:font-size="14pt" officeooo:paragraph-rsid="00f0e860" style:font-size-asian="14pt" style:font-size-complex="14pt"/>
    </style:style>
    <style:style style:name="P21" style:family="paragraph" style:parent-style-name="Standard">
      <style:text-properties fo:font-size="14pt" officeooo:rsid="00f0e860" officeooo:paragraph-rsid="00f633e2" style:font-size-asian="14pt" style:font-size-complex="14pt"/>
    </style:style>
    <style:style style:name="P22" style:family="paragraph" style:parent-style-name="Standard">
      <style:text-properties fo:font-size="14pt" officeooo:rsid="00f633e2" officeooo:paragraph-rsid="00f633e2" style:font-size-asian="14pt" style:font-size-complex="14pt"/>
    </style:style>
    <style:style style:name="P23" style:family="paragraph" style:parent-style-name="Standard">
      <style:text-properties fo:font-size="14pt" officeooo:rsid="00f7af41" officeooo:paragraph-rsid="00f7af41" style:font-size-asian="14pt" style:font-size-complex="14pt"/>
    </style:style>
    <style:style style:name="P24" style:family="paragraph" style:parent-style-name="Standard">
      <style:text-properties fo:font-size="14pt" officeooo:rsid="00f7af41" officeooo:paragraph-rsid="01035918" style:font-size-asian="14pt" style:font-size-complex="14pt"/>
    </style:style>
    <style:style style:name="P25" style:family="paragraph" style:parent-style-name="Standard">
      <style:text-properties fo:font-size="14pt" officeooo:paragraph-rsid="00f7af41" style:font-size-asian="14pt" style:font-size-complex="14pt"/>
    </style:style>
    <style:style style:name="P26" style:family="paragraph" style:parent-style-name="Standard">
      <style:text-properties fo:font-size="14pt" officeooo:paragraph-rsid="00fa7086" style:font-size-asian="14pt" style:font-size-complex="14pt"/>
    </style:style>
    <style:style style:name="P27" style:family="paragraph" style:parent-style-name="Standard">
      <style:text-properties fo:font-size="14pt" officeooo:rsid="00fa7086" officeooo:paragraph-rsid="00fa7086" style:font-size-asian="14pt" style:font-size-complex="14pt"/>
    </style:style>
    <style:style style:name="P28" style:family="paragraph" style:parent-style-name="Standard">
      <style:text-properties fo:font-size="14pt" officeooo:rsid="00fa7086" officeooo:paragraph-rsid="00fa8788" style:font-size-asian="14pt" style:font-size-complex="14pt"/>
    </style:style>
    <style:style style:name="P29" style:family="paragraph" style:parent-style-name="Standard">
      <style:text-properties fo:font-size="14pt" officeooo:rsid="00fa7086" officeooo:paragraph-rsid="00fd40f1" style:font-size-asian="14pt" style:font-size-complex="14pt"/>
    </style:style>
    <style:style style:name="P30" style:family="paragraph" style:parent-style-name="Standard">
      <style:text-properties fo:font-size="14pt" officeooo:rsid="00fa7086" officeooo:paragraph-rsid="01035918" style:font-size-asian="14pt" style:font-size-complex="14pt"/>
    </style:style>
    <style:style style:name="P31" style:family="paragraph" style:parent-style-name="Standard">
      <style:text-properties fo:font-size="14pt" officeooo:rsid="0100fe7a" officeooo:paragraph-rsid="0100fe7a" style:font-size-asian="14pt" style:font-size-complex="14pt"/>
    </style:style>
    <style:style style:name="P32" style:family="paragraph" style:parent-style-name="Standard">
      <style:text-properties fo:font-size="14pt" officeooo:rsid="0100fe7a" officeooo:paragraph-rsid="01035918" style:font-size-asian="14pt" style:font-size-complex="14pt"/>
    </style:style>
    <style:style style:name="P33" style:family="paragraph" style:parent-style-name="Standard">
      <style:text-properties fo:font-size="14pt" officeooo:rsid="0100fe7a" officeooo:paragraph-rsid="0104bdcb" style:font-size-asian="14pt" style:font-size-complex="14pt"/>
    </style:style>
    <style:style style:name="P34" style:family="paragraph" style:parent-style-name="Standard">
      <style:text-properties fo:font-size="14pt" officeooo:rsid="01017621" officeooo:paragraph-rsid="01017621" style:font-size-asian="14pt" style:font-size-complex="14pt"/>
    </style:style>
    <style:style style:name="P35" style:family="paragraph" style:parent-style-name="Standard">
      <style:text-properties fo:font-size="14pt" officeooo:paragraph-rsid="01035918" style:font-size-asian="14pt" style:font-size-complex="14pt"/>
    </style:style>
    <style:style style:name="P36" style:family="paragraph" style:parent-style-name="Standard">
      <style:text-properties fo:font-size="14pt" officeooo:rsid="01035918" officeooo:paragraph-rsid="01035918" style:font-size-asian="14pt" style:font-size-complex="14pt"/>
    </style:style>
    <style:style style:name="P37" style:family="paragraph" style:parent-style-name="Standard">
      <style:text-properties fo:font-size="14pt" officeooo:rsid="0104bdcb" officeooo:paragraph-rsid="0104bdcb" style:font-size-asian="14pt" style:font-size-complex="14pt"/>
    </style:style>
    <style:style style:name="P38" style:family="paragraph" style:parent-style-name="Standard">
      <style:text-properties fo:font-size="14pt" officeooo:paragraph-rsid="01075345" style:font-size-asian="14pt" style:font-size-complex="14pt"/>
    </style:style>
    <style:style style:name="P39" style:family="paragraph" style:parent-style-name="Standard">
      <style:text-properties fo:font-size="14pt" officeooo:rsid="01083233" officeooo:paragraph-rsid="01083233" style:font-size-asian="14pt" style:font-size-complex="14pt"/>
    </style:style>
    <style:style style:name="P40" style:family="paragraph" style:parent-style-name="Standard">
      <style:text-properties fo:font-size="14pt" officeooo:rsid="0109ebf0" officeooo:paragraph-rsid="0109ebf0" style:font-size-asian="14pt" style:font-size-complex="14pt"/>
    </style:style>
    <style:style style:name="P41" style:family="paragraph" style:parent-style-name="Standard">
      <style:text-properties fo:font-size="14pt" officeooo:rsid="010ac6e5" officeooo:paragraph-rsid="010ac6e5" style:font-size-asian="14pt" style:font-size-complex="14pt"/>
    </style:style>
    <style:style style:name="P42" style:family="paragraph" style:parent-style-name="Standard">
      <style:text-properties fo:font-size="14pt" officeooo:rsid="010ba141" officeooo:paragraph-rsid="010ba141" style:font-size-asian="14pt" style:font-size-complex="14pt"/>
    </style:style>
    <style:style style:name="P43" style:family="paragraph" style:parent-style-name="Standard">
      <style:text-properties fo:font-size="14pt" officeooo:rsid="010ba575" officeooo:paragraph-rsid="010ba575" style:font-size-asian="14pt" style:font-size-complex="14pt"/>
    </style:style>
    <style:style style:name="P44" style:family="paragraph" style:parent-style-name="Standard">
      <style:text-properties fo:font-size="14pt" officeooo:rsid="010ba575" officeooo:paragraph-rsid="011259dc" style:font-size-asian="14pt" style:font-size-complex="14pt"/>
    </style:style>
    <style:style style:name="P45" style:family="paragraph" style:parent-style-name="Standard">
      <style:text-properties fo:font-size="14pt" officeooo:rsid="010eb6e9" officeooo:paragraph-rsid="010eb6e9" style:font-size-asian="14pt" style:font-size-complex="14pt"/>
    </style:style>
    <style:style style:name="P46" style:family="paragraph" style:parent-style-name="Standard">
      <style:text-properties fo:font-size="14pt" officeooo:rsid="010eb6e9" officeooo:paragraph-rsid="01115eac" style:font-size-asian="14pt" style:font-size-complex="14pt"/>
    </style:style>
    <style:style style:name="P47" style:family="paragraph" style:parent-style-name="Standard">
      <style:text-properties fo:font-size="14pt" officeooo:rsid="010f6df2" officeooo:paragraph-rsid="010f6df2" style:font-size-asian="14pt" style:font-size-complex="14pt"/>
    </style:style>
    <style:style style:name="P48" style:family="paragraph" style:parent-style-name="Standard">
      <style:text-properties fo:font-size="14pt" officeooo:rsid="010f6df2" officeooo:paragraph-rsid="01115eac" style:font-size-asian="14pt" style:font-size-complex="14pt"/>
    </style:style>
    <style:style style:name="P49" style:family="paragraph" style:parent-style-name="Standard">
      <style:text-properties fo:font-size="14pt" officeooo:rsid="01107f63" officeooo:paragraph-rsid="01107f63" style:font-size-asian="14pt" style:font-size-complex="14pt"/>
    </style:style>
    <style:style style:name="P50" style:family="paragraph" style:parent-style-name="Standard">
      <style:text-properties fo:font-size="14pt" officeooo:rsid="01115eac" officeooo:paragraph-rsid="01115eac" style:font-size-asian="14pt" style:font-size-complex="14pt"/>
    </style:style>
    <style:style style:name="P51" style:family="paragraph" style:parent-style-name="Standard">
      <style:text-properties fo:font-size="14pt" officeooo:rsid="011259dc" officeooo:paragraph-rsid="011259dc" style:font-size-asian="14pt" style:font-size-complex="14pt"/>
    </style:style>
    <style:style style:name="P52" style:family="paragraph" style:parent-style-name="Standard">
      <style:text-properties fo:font-size="14pt" officeooo:rsid="0113a434" officeooo:paragraph-rsid="0113a434" style:font-size-asian="14pt" style:font-size-complex="14pt"/>
    </style:style>
    <style:style style:name="P53" style:family="paragraph" style:parent-style-name="Standard">
      <style:text-properties fo:font-size="14pt" officeooo:rsid="0113a434" officeooo:paragraph-rsid="0115542d" style:font-size-asian="14pt" style:font-size-complex="14pt"/>
    </style:style>
    <style:style style:name="P54" style:family="paragraph" style:parent-style-name="Standard">
      <style:text-properties fo:font-size="14pt" officeooo:rsid="0115542d" officeooo:paragraph-rsid="0115542d" style:font-size-asian="14pt" style:font-size-complex="14pt"/>
    </style:style>
    <style:style style:name="P55" style:family="paragraph" style:parent-style-name="Standard">
      <style:text-properties fo:font-size="14pt" officeooo:rsid="00ff2e8d" officeooo:paragraph-rsid="00ff2e8d" style:font-size-asian="14pt" style:font-size-complex="14pt"/>
    </style:style>
    <style:style style:name="P56" style:family="paragraph" style:parent-style-name="Standard">
      <style:text-properties fo:font-size="14pt" officeooo:rsid="0115ebe0" officeooo:paragraph-rsid="0115ebe0" style:font-size-asian="14pt" style:font-size-complex="14pt"/>
    </style:style>
    <style:style style:name="P57" style:family="paragraph" style:parent-style-name="Standard">
      <style:text-properties fo:font-size="14pt" officeooo:rsid="0115ebe0" officeooo:paragraph-rsid="01161260" style:font-size-asian="14pt" style:font-size-complex="14pt"/>
    </style:style>
    <style:style style:name="P58" style:family="paragraph" style:parent-style-name="Standard">
      <style:text-properties fo:font-size="14pt" officeooo:rsid="01176d2d" officeooo:paragraph-rsid="01176d2d" style:font-size-asian="14pt" style:font-size-complex="14pt"/>
    </style:style>
    <style:style style:name="P59" style:family="paragraph" style:parent-style-name="Standard">
      <style:text-properties fo:font-size="14pt" officeooo:rsid="01191f57" officeooo:paragraph-rsid="01191f57" style:font-size-asian="14pt" style:font-size-complex="14pt"/>
    </style:style>
    <style:style style:name="P60" style:family="paragraph" style:parent-style-name="Standard">
      <style:text-properties fo:font-size="14pt" officeooo:rsid="01192e39" officeooo:paragraph-rsid="01192e39" style:font-size-asian="14pt" style:font-size-complex="14pt"/>
    </style:style>
    <style:style style:name="P61" style:family="paragraph" style:parent-style-name="Standard">
      <style:text-properties fo:font-size="14pt" officeooo:rsid="0119cf46" officeooo:paragraph-rsid="0119cf46" style:font-size-asian="14pt" style:font-size-complex="14pt"/>
    </style:style>
    <style:style style:name="P62" style:family="paragraph" style:parent-style-name="Standard">
      <style:text-properties fo:font-size="14pt" fo:font-style="italic" style:font-size-asian="14pt" style:font-style-asian="italic" style:font-size-complex="14pt" style:font-style-complex="italic"/>
    </style:style>
    <style:style style:name="P63" style:family="paragraph" style:parent-style-name="Standard">
      <style:text-properties fo:font-size="14pt" fo:font-weight="bold" officeooo:rsid="00ff2e8d" officeooo:paragraph-rsid="00ff2e8d" style:font-size-asian="14pt" style:font-weight-asian="bold" style:font-size-complex="14pt" style:font-weight-complex="bold"/>
    </style:style>
    <style:style style:name="P64" style:family="paragraph" style:parent-style-name="Standard">
      <style:text-properties fo:font-size="14pt" fo:font-weight="bold" officeooo:rsid="0105cc4a" officeooo:paragraph-rsid="0105cc4a" style:font-size-asian="14pt" style:font-weight-asian="bold" style:font-size-complex="14pt" style:font-weight-complex="bold"/>
    </style:style>
    <style:style style:name="P65" style:family="paragraph" style:parent-style-name="Standard">
      <style:text-properties fo:font-size="14pt" style:text-underline-style="solid" style:text-underline-width="auto" style:text-underline-color="font-color" fo:font-weight="bold" officeooo:rsid="0100fe7a" officeooo:paragraph-rsid="0100fe7a" style:font-size-asian="14pt" style:font-weight-asian="bold" style:font-size-complex="14pt" style:font-weight-complex="bold"/>
    </style:style>
    <style:style style:name="P66" style:family="paragraph" style:parent-style-name="Standard">
      <style:text-properties fo:font-size="14pt" style:text-underline-style="solid" style:text-underline-width="auto" style:text-underline-color="font-color" fo:font-weight="bold" officeooo:rsid="0100fe7a" officeooo:paragraph-rsid="01035918" style:font-size-asian="14pt" style:font-weight-asian="bold" style:font-size-complex="14pt" style:font-weight-complex="bold"/>
    </style:style>
    <style:style style:name="P67"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68"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20pt" fo:font-weight="bold" officeooo:paragraph-rsid="00f7af41" style:font-size-asian="20pt" style:font-weight-asian="bold" style:font-size-complex="20pt" style:font-weight-complex="bold"/>
    </style:style>
    <style:style style:name="P70" style:family="paragraph" style:parent-style-name="Standard">
      <style:paragraph-properties fo:text-align="center" style:justify-single-word="false"/>
      <style:text-properties fo:font-size="20pt" fo:font-weight="bold" officeooo:paragraph-rsid="00fa7086" style:font-size-asian="20pt" style:font-weight-asian="bold" style:font-size-complex="20pt" style:font-weight-complex="bold"/>
    </style:style>
    <style:style style:name="P71" style:family="paragraph" style:parent-style-name="Standard">
      <style:paragraph-properties fo:text-align="center" style:justify-single-word="false"/>
      <style:text-properties fo:font-size="20pt" fo:font-weight="bold" officeooo:paragraph-rsid="01035918" style:font-size-asian="20pt" style:font-weight-asian="bold" style:font-size-complex="20pt" style:font-weight-complex="bold"/>
    </style:style>
    <style:style style:name="P72" style:family="paragraph" style:parent-style-name="Standard">
      <style:paragraph-properties fo:text-align="center" style:justify-single-word="false"/>
      <style:text-properties fo:font-size="20pt" fo:font-weight="bold" officeooo:paragraph-rsid="01075345" style:font-size-asian="20pt" style:font-weight-asian="bold" style:font-size-complex="20pt" style:font-weight-complex="bold"/>
    </style:style>
    <style:style style:name="P73" style:family="paragraph" style:parent-style-name="Standard">
      <style:paragraph-properties fo:text-align="center" style:justify-single-word="false"/>
      <style:text-properties fo:font-size="20pt" officeooo:paragraph-rsid="00e3e491" style:font-size-asian="20pt" style:font-size-complex="20pt"/>
    </style:style>
    <style:style style:name="P74" style:family="paragraph" style:parent-style-name="Standard">
      <style:paragraph-properties fo:text-align="center" style:justify-single-word="false"/>
      <style:text-properties fo:font-size="20pt" officeooo:paragraph-rsid="00e599e2" style:font-size-asian="20pt" style:font-size-complex="20pt"/>
    </style:style>
    <style:style style:name="P75" style:family="paragraph" style:parent-style-name="Standard">
      <style:text-properties style:text-position="0% 100%" fo:font-size="14pt" officeooo:rsid="00e6c17c" officeooo:paragraph-rsid="00e7bb3f" style:font-size-asian="14pt" style:font-size-complex="14pt"/>
    </style:style>
    <style:style style:name="P76" style:family="paragraph" style:parent-style-name="Standard">
      <style:text-properties style:text-position="0% 100%" fo:font-size="14pt" officeooo:rsid="00e6c17c" officeooo:paragraph-rsid="00f633e2" style:font-size-asian="14pt" style:font-size-complex="14pt"/>
    </style:style>
    <style:style style:name="P77" style:family="paragraph" style:parent-style-name="Standard">
      <style:text-properties style:text-position="0% 100%" fo:font-size="14pt" officeooo:rsid="00e9353c" officeooo:paragraph-rsid="00e9353c" style:font-size-asian="14pt" style:font-size-complex="14pt"/>
    </style:style>
    <style:style style:name="P78" style:family="paragraph" style:parent-style-name="Standard">
      <style:text-properties style:text-position="0% 100%" fo:font-size="14pt" officeooo:rsid="00e94623" officeooo:paragraph-rsid="00e9353c" style:font-size-asian="14pt" style:font-size-complex="14pt"/>
    </style:style>
    <style:style style:name="P79" style:family="paragraph" style:parent-style-name="Standard">
      <style:text-properties style:text-position="0% 100%" fo:font-size="14pt" officeooo:rsid="00e94623" officeooo:paragraph-rsid="00e94623" style:font-size-asian="14pt" style:font-size-complex="14pt"/>
    </style:style>
    <style:style style:name="P80" style:family="paragraph" style:parent-style-name="Standard">
      <style:text-properties style:text-position="0% 100%" fo:font-size="14pt" officeooo:rsid="00ea200a" officeooo:paragraph-rsid="00ea200a" style:font-size-asian="14pt" style:font-size-complex="14pt"/>
    </style:style>
    <style:style style:name="P81" style:family="paragraph" style:parent-style-name="Standard">
      <style:text-properties style:text-position="0% 100%" fo:font-size="14pt" officeooo:rsid="00ec2b08" officeooo:paragraph-rsid="00ec2b08" style:font-size-asian="14pt" style:font-size-complex="14pt"/>
    </style:style>
    <style:style style:name="P82" style:family="paragraph" style:parent-style-name="Standard">
      <style:text-properties style:text-position="0% 100%" fo:font-size="14pt" officeooo:rsid="00ec2b08" officeooo:paragraph-rsid="00ed9f91" style:font-size-asian="14pt" style:font-size-complex="14pt"/>
    </style:style>
    <style:style style:name="P83" style:family="paragraph" style:parent-style-name="Standard">
      <style:text-properties style:text-position="0% 100%" fo:font-size="14pt" officeooo:rsid="00f0e860" officeooo:paragraph-rsid="00f0e860" style:font-size-asian="14pt" style:font-size-complex="14pt"/>
    </style:style>
    <style:style style:name="P84" style:family="paragraph" style:parent-style-name="Standard">
      <style:text-properties style:text-position="0% 100%" fo:font-size="14pt" officeooo:rsid="00f23e20" officeooo:paragraph-rsid="00f23e20" style:font-size-asian="14pt" style:font-size-complex="14pt"/>
    </style:style>
    <style:style style:name="P85" style:family="paragraph" style:parent-style-name="Standard">
      <style:text-properties style:text-position="0% 100%" fo:font-size="14pt" officeooo:rsid="00f352d0" officeooo:paragraph-rsid="00f352d0" style:font-size-asian="14pt" style:font-size-complex="14pt"/>
    </style:style>
    <style:style style:name="P86" style:family="paragraph" style:parent-style-name="Standard">
      <style:text-properties style:text-position="0% 100%" fo:font-size="14pt" officeooo:rsid="00f3efae" officeooo:paragraph-rsid="00f3efae" style:font-size-asian="14pt" style:font-size-complex="14pt"/>
    </style:style>
    <style:style style:name="P87" style:family="paragraph" style:parent-style-name="Standard">
      <style:text-properties style:text-position="0% 100%" fo:font-size="14pt" officeooo:rsid="00f412fe" officeooo:paragraph-rsid="00f412fe" style:font-size-asian="14pt" style:font-size-complex="14pt"/>
    </style:style>
    <style:style style:name="P88" style:family="paragraph" style:parent-style-name="Standard">
      <style:text-properties style:text-position="0% 100%" fo:font-size="14pt" officeooo:rsid="0105cc4a" officeooo:paragraph-rsid="0105cc4a" style:font-size-asian="14pt" style:font-size-complex="14pt"/>
    </style:style>
    <style:style style:name="P89" style:family="paragraph" style:parent-style-name="Standard">
      <style:text-properties style:text-position="0% 100%" fo:font-size="14pt" officeooo:rsid="01083233" officeooo:paragraph-rsid="01083233" style:font-size-asian="14pt" style:font-size-complex="14pt"/>
    </style:style>
    <style:style style:name="P90" style:family="paragraph" style:parent-style-name="Standard">
      <style:text-properties style:text-position="0% 100%" fo:font-size="14pt" officeooo:rsid="0109ebf0" officeooo:paragraph-rsid="01083233" style:font-size-asian="14pt" style:font-size-complex="14pt"/>
    </style:style>
    <style:style style:name="P91" style:family="paragraph" style:parent-style-name="Standard">
      <style:text-properties style:text-position="0% 100%" fo:font-size="14pt" officeooo:rsid="0109ebf0" officeooo:paragraph-rsid="0109ebf0" style:font-size-asian="14pt" style:font-size-complex="14pt"/>
    </style:style>
    <style:style style:name="P92" style:family="paragraph" style:parent-style-name="Standard">
      <style:text-properties style:text-position="0% 100%" fo:font-size="14pt" officeooo:rsid="01035918" officeooo:paragraph-rsid="01035918" style:font-size-asian="14pt" style:font-size-complex="14pt"/>
    </style:style>
    <style:style style:name="P93" style:family="paragraph" style:parent-style-name="Standard">
      <style:text-properties style:text-position="0% 100%" fo:font-size="14pt" officeooo:rsid="01017621" officeooo:paragraph-rsid="01035918" style:font-size-asian="14pt" style:font-size-complex="14pt"/>
    </style:style>
    <style:style style:name="P94" style:family="paragraph" style:parent-style-name="Standard">
      <style:text-properties style:text-position="0% 100%" fo:font-size="14pt" officeooo:rsid="010ac6e5" officeooo:paragraph-rsid="010ac6e5" style:font-size-asian="14pt" style:font-size-complex="14pt"/>
    </style:style>
    <style:style style:name="P95" style:family="paragraph" style:parent-style-name="Standard">
      <style:text-properties style:text-position="0% 100%" fo:font-size="14pt" officeooo:rsid="010ba141" officeooo:paragraph-rsid="010ba141" style:font-size-asian="14pt" style:font-size-complex="14pt"/>
    </style:style>
    <style:style style:name="P96" style:family="paragraph" style:parent-style-name="Standard">
      <style:text-properties style:text-position="0% 100%" fo:font-size="14pt" officeooo:rsid="010ba141" officeooo:paragraph-rsid="010f6df2" style:font-size-asian="14pt" style:font-size-complex="14pt"/>
    </style:style>
    <style:style style:name="P97" style:family="paragraph" style:parent-style-name="Standard">
      <style:text-properties style:text-position="0% 100%" fo:font-size="14pt" officeooo:rsid="010ba575" officeooo:paragraph-rsid="010ba575" style:font-size-asian="14pt" style:font-size-complex="14pt"/>
    </style:style>
    <style:style style:name="P98" style:family="paragraph" style:parent-style-name="Standard">
      <style:text-properties style:text-position="0% 100%" fo:font-size="14pt" officeooo:rsid="010ba575" officeooo:paragraph-rsid="011259dc" style:font-size-asian="14pt" style:font-size-complex="14pt"/>
    </style:style>
    <style:style style:name="P99" style:family="paragraph" style:parent-style-name="Standard">
      <style:text-properties style:text-position="0% 100%" fo:font-size="14pt" officeooo:rsid="010f6df2" officeooo:paragraph-rsid="010f6df2" style:font-size-asian="14pt" style:font-size-complex="14pt"/>
    </style:style>
    <style:style style:name="P100" style:family="paragraph" style:parent-style-name="Standard">
      <style:text-properties style:text-position="0% 100%" fo:font-size="14pt" officeooo:rsid="010f6df2" officeooo:paragraph-rsid="01107f63" style:font-size-asian="14pt" style:font-size-complex="14pt"/>
    </style:style>
    <style:style style:name="P101" style:family="paragraph" style:parent-style-name="Standard">
      <style:text-properties style:text-position="0% 100%" fo:font-size="14pt" officeooo:rsid="010f6df2" officeooo:paragraph-rsid="010ba141" style:font-size-asian="14pt" style:font-size-complex="14pt"/>
    </style:style>
    <style:style style:name="P102" style:family="paragraph" style:parent-style-name="Standard">
      <style:text-properties style:text-position="0% 100%" fo:font-size="14pt" officeooo:rsid="010f6df2" officeooo:paragraph-rsid="01115eac" style:font-size-asian="14pt" style:font-size-complex="14pt"/>
    </style:style>
    <style:style style:name="P103" style:family="paragraph" style:parent-style-name="Standard">
      <style:text-properties style:text-position="0% 100%" fo:font-size="14pt" officeooo:rsid="0113a434" officeooo:paragraph-rsid="0115542d" style:font-size-asian="14pt" style:font-size-complex="14pt"/>
    </style:style>
    <style:style style:name="P104" style:family="paragraph" style:parent-style-name="Standard">
      <style:text-properties style:text-position="0% 100%" fo:font-size="14pt" officeooo:rsid="0113a434" officeooo:paragraph-rsid="0113a434" style:font-size-asian="14pt" style:font-size-complex="14pt"/>
    </style:style>
    <style:style style:name="P105" style:family="paragraph" style:parent-style-name="Standard">
      <style:text-properties style:text-position="0% 100%" fo:font-size="14pt" officeooo:rsid="010eb6e9" officeooo:paragraph-rsid="010eb6e9" style:font-size-asian="14pt" style:font-size-complex="14pt"/>
    </style:style>
    <style:style style:name="P106" style:family="paragraph" style:parent-style-name="Standard">
      <style:text-properties style:text-position="0% 100%" fo:font-size="14pt" officeooo:rsid="010eb6e9" officeooo:paragraph-rsid="01115eac" style:font-size-asian="14pt" style:font-size-complex="14pt"/>
    </style:style>
    <style:style style:name="P107" style:family="paragraph" style:parent-style-name="Standard">
      <style:text-properties style:text-position="0% 100%" fo:font-size="14pt" officeooo:rsid="01107f63" officeooo:paragraph-rsid="01107f63" style:font-size-asian="14pt" style:font-size-complex="14pt"/>
    </style:style>
    <style:style style:name="P108" style:family="paragraph" style:parent-style-name="Standard">
      <style:text-properties style:text-position="0% 100%" fo:font-size="14pt" officeooo:rsid="01115eac" officeooo:paragraph-rsid="01115eac" style:font-size-asian="14pt" style:font-size-complex="14pt"/>
    </style:style>
    <style:style style:name="P109" style:family="paragraph" style:parent-style-name="Standard">
      <style:text-properties style:text-position="0% 100%" fo:font-size="14pt" officeooo:rsid="011259dc" officeooo:paragraph-rsid="01115eac" style:font-size-asian="14pt" style:font-size-complex="14pt"/>
    </style:style>
    <style:style style:name="P110" style:family="paragraph" style:parent-style-name="Standard">
      <style:text-properties style:text-position="0% 100%" fo:font-size="14pt" officeooo:rsid="011259dc" officeooo:paragraph-rsid="011259dc" style:font-size-asian="14pt" style:font-size-complex="14pt"/>
    </style:style>
    <style:style style:name="P111" style:family="paragraph" style:parent-style-name="Standard">
      <style:text-properties style:text-position="0% 100%" fo:font-size="14pt" officeooo:rsid="010cc893" officeooo:paragraph-rsid="0113a434" style:font-size-asian="14pt" style:font-size-complex="14pt"/>
    </style:style>
    <style:style style:name="P112"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113"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114"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115"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116"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117"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118"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119"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120" style:family="paragraph" style:parent-style-name="Standard">
      <style:text-properties style:text-position="0% 100%" style:font-name="Liberation Serif1" fo:font-size="14pt" officeooo:rsid="00f352d0" officeooo:paragraph-rsid="00f352d0" style:font-size-asian="14pt" style:font-size-complex="14pt"/>
    </style:style>
    <style:style style:name="P121" style:family="paragraph" style:parent-style-name="Standard">
      <style:text-properties style:text-position="0% 100%" style:font-name="Liberation Serif1" fo:font-size="14pt" officeooo:rsid="00f3efae" officeooo:paragraph-rsid="00f3efae" style:font-size-asian="14pt" style:font-size-complex="14pt"/>
    </style:style>
    <style:style style:name="P122" style:family="paragraph" style:parent-style-name="Standard">
      <style:text-properties style:text-position="0% 100%" style:font-name="Liberation Serif1" fo:font-size="14pt" fo:font-style="normal" officeooo:rsid="00f412fe" officeooo:paragraph-rsid="00f3efae" style:font-size-asian="14pt" style:font-style-asian="normal" style:font-size-complex="14pt" style:font-style-complex="normal"/>
    </style:style>
    <style:style style:name="P123" style:family="paragraph" style:parent-style-name="Table_20_Contents">
      <style:text-properties fo:font-size="14pt" officeooo:rsid="00e7bb3f" officeooo:paragraph-rsid="00e7bb3f" style:font-size-asian="14pt" style:font-size-complex="14pt"/>
    </style:style>
    <style:style style:name="P124" style:family="paragraph" style:parent-style-name="Table_20_Contents">
      <style:text-properties fo:font-size="14pt" officeooo:rsid="00e7bb3f" officeooo:paragraph-rsid="00f633e2" style:font-size-asian="14pt" style:font-size-complex="14pt"/>
    </style:style>
    <style:style style:name="P125" style:family="paragraph" style:parent-style-name="Table_20_Contents">
      <style:text-properties fo:font-size="14pt" officeooo:rsid="00e84ad8" officeooo:paragraph-rsid="00e84ad8" style:font-size-asian="14pt" style:font-size-complex="14pt"/>
    </style:style>
    <style:style style:name="P126" style:family="paragraph" style:parent-style-name="Table_20_Contents">
      <style:text-properties fo:font-size="14pt" officeooo:rsid="00e84ad8" officeooo:paragraph-rsid="00f633e2" style:font-size-asian="14pt" style:font-size-complex="14pt"/>
    </style:style>
    <style:style style:name="P127" style:family="paragraph" style:parent-style-name="Table_20_Contents">
      <style:text-properties fo:font-size="14pt" officeooo:rsid="00f7af41" officeooo:paragraph-rsid="00f7af41" style:font-size-asian="14pt" style:font-size-complex="14pt"/>
    </style:style>
    <style:style style:name="P128" style:family="paragraph" style:parent-style-name="Table_20_Contents">
      <style:text-properties fo:font-size="14pt" officeooo:rsid="00f9954a" officeooo:paragraph-rsid="00f9954a" style:font-size-asian="14pt" style:font-size-complex="14pt"/>
    </style:style>
    <style:style style:name="P129" style:family="paragraph" style:parent-style-name="Table_20_Contents">
      <style:text-properties fo:font-size="14pt" officeooo:rsid="00fa7086" officeooo:paragraph-rsid="00fa7086" style:font-size-asian="14pt" style:font-size-complex="14pt"/>
    </style:style>
    <style:style style:name="P130" style:family="paragraph" style:parent-style-name="Standard">
      <style:text-properties style:text-position="0% 100%" fo:font-size="14pt" officeooo:rsid="0115ebe0" officeooo:paragraph-rsid="010ac6e5" style:font-size-asian="14pt" style:font-size-complex="14pt"/>
    </style:style>
    <style:style style:name="P131" style:family="paragraph" style:parent-style-name="Standard">
      <style:text-properties style:text-position="0% 100%" fo:font-size="14pt" officeooo:rsid="0115ebe0" officeooo:paragraph-rsid="0115ebe0" style:font-size-asian="14pt" style:font-size-complex="14pt"/>
    </style:style>
    <style:style style:name="P132" style:family="paragraph" style:parent-style-name="Standard">
      <style:text-properties style:text-position="0% 100%" fo:font-size="14pt" officeooo:rsid="0113a434" officeooo:paragraph-rsid="0113a434" style:font-size-asian="14pt" style:font-size-complex="14pt"/>
    </style:style>
    <style:style style:name="P133" style:family="paragraph" style:parent-style-name="Standard">
      <style:text-properties style:text-position="0% 100%" fo:font-size="14pt" officeooo:rsid="0113a434" officeooo:paragraph-rsid="01161260" style:font-size-asian="14pt" style:font-size-complex="14pt"/>
    </style:style>
    <style:style style:name="P134" style:family="paragraph" style:parent-style-name="Standard">
      <style:text-properties style:text-position="0% 100%" fo:font-size="14pt" officeooo:rsid="01161260" officeooo:paragraph-rsid="0115ebe0" style:font-size-asian="14pt" style:font-size-complex="14pt"/>
    </style:style>
    <style:style style:name="P135" style:family="paragraph" style:parent-style-name="Standard">
      <style:text-properties style:text-position="0% 100%" fo:font-size="14pt" officeooo:rsid="01176d2d" officeooo:paragraph-rsid="01176d2d" style:font-size-asian="14pt" style:font-size-complex="14pt"/>
    </style:style>
    <style:style style:name="P136" style:family="paragraph" style:parent-style-name="Standard">
      <style:text-properties style:text-position="0% 100%" fo:font-size="14pt" officeooo:rsid="01191f57" officeooo:paragraph-rsid="01191f57" style:font-size-asian="14pt" style:font-size-complex="14pt"/>
    </style:style>
    <style:style style:name="P137" style:family="paragraph" style:parent-style-name="Standard">
      <style:text-properties style:text-position="0% 100%" fo:font-size="14pt" officeooo:rsid="01192e39" officeooo:paragraph-rsid="01191f57" style:font-size-asian="14pt" style:font-size-complex="14pt"/>
    </style:style>
    <style:style style:name="P138" style:family="paragraph" style:parent-style-name="Standard">
      <style:text-properties style:text-position="0% 100%" fo:font-size="14pt" officeooo:rsid="01192e39" officeooo:paragraph-rsid="01192e39" style:font-size-asian="14pt" style:font-size-complex="14pt"/>
    </style:style>
    <style:style style:name="P139" style:family="paragraph" style:parent-style-name="Standard">
      <style:text-properties style:text-position="0% 100%" fo:font-size="14pt" officeooo:rsid="0119cf46" officeooo:paragraph-rsid="01192e39" style:font-size-asian="14pt" style:font-size-complex="14pt"/>
    </style:style>
    <style:style style:name="P140" style:family="paragraph" style:parent-style-name="Standard">
      <style:text-properties style:text-position="0% 100%" fo:font-size="14pt" officeooo:rsid="0119cf46" officeooo:paragraph-rsid="0119cf46" style:font-size-asian="14pt" style:font-size-complex="14pt"/>
    </style:style>
    <style:style style:name="P141" style:family="paragraph" style:parent-style-name="Standard">
      <style:text-properties style:text-position="0% 100%" fo:font-size="14pt" officeooo:rsid="011b2b8d" officeooo:paragraph-rsid="011b2b8d" style:font-size-asian="14pt" style:font-size-complex="14pt"/>
    </style:style>
    <style:style style:name="P142" style:family="paragraph" style:parent-style-name="Standard" style:list-style-name="L1">
      <style:text-properties fo:font-size="14pt" officeooo:rsid="00e32e1c" officeooo:paragraph-rsid="00e32e1c" style:font-size-asian="14pt" style:font-size-complex="14pt"/>
    </style:style>
    <style:style style:name="P143" style:family="paragraph" style:parent-style-name="Standard" style:list-style-name="L2">
      <style:text-properties fo:font-size="14pt" officeooo:rsid="00e32e1c" officeooo:paragraph-rsid="00e32e1c" style:font-size-asian="14pt" style:font-size-complex="14pt"/>
    </style:style>
    <style:style style:name="P144" style:family="paragraph" style:parent-style-name="Standard">
      <style:text-properties fo:font-size="14pt" officeooo:rsid="010ac6e5" officeooo:paragraph-rsid="010ac6e5" style:font-size-asian="14pt" style:font-size-complex="14pt"/>
    </style:style>
    <style:style style:name="P145" style:family="paragraph" style:parent-style-name="Standard">
      <style:text-properties fo:font-size="14pt" officeooo:rsid="010ac6e5" officeooo:paragraph-rsid="011b2b8d" style:font-size-asian="14pt" style:font-size-complex="14pt"/>
    </style:style>
    <style:style style:name="P146" style:family="paragraph" style:parent-style-name="Standard">
      <style:text-properties fo:font-size="14pt" officeooo:rsid="010ac6e5" officeooo:paragraph-rsid="0115542d" style:font-size-asian="14pt" style:font-size-complex="14pt"/>
    </style:style>
    <style:style style:name="P147" style:family="paragraph" style:parent-style-name="Standard">
      <style:text-properties fo:font-size="14pt" officeooo:paragraph-rsid="011b2b8d" style:font-size-asian="14pt" style:font-size-complex="14pt"/>
    </style:style>
    <style:style style:name="P148" style:family="paragraph" style:parent-style-name="Standard">
      <style:text-properties fo:font-size="14pt" officeooo:rsid="00f633e2" officeooo:paragraph-rsid="00f633e2" style:font-size-asian="14pt" style:font-size-complex="14pt"/>
    </style:style>
    <style:style style:name="P149" style:family="paragraph" style:parent-style-name="Standard">
      <style:text-properties fo:font-size="14pt" fo:font-weight="bold" officeooo:rsid="011b2b8d" officeooo:paragraph-rsid="011b2b8d" style:font-size-asian="14pt" style:font-weight-asian="bold" style:font-size-complex="14pt" style:font-weight-complex="bold"/>
    </style:style>
    <style:style style:name="P150" style:family="paragraph" style:parent-style-name="Standard">
      <style:text-properties fo:font-size="14pt" style:text-underline-style="solid" style:text-underline-width="auto" style:text-underline-color="font-color" fo:font-weight="bold" officeooo:rsid="011b2b8d" officeooo:paragraph-rsid="011b2b8d" style:font-size-asian="14pt" style:font-weight-asian="bold" style:font-size-complex="14pt" style:font-weight-complex="bold"/>
    </style:style>
    <style:style style:name="P151" style:family="paragraph" style:parent-style-name="Standard">
      <style:paragraph-properties fo:text-align="center" style:justify-single-word="false"/>
      <style:text-properties fo:font-size="20pt" style:font-size-asian="20pt" style:font-size-complex="20pt"/>
    </style:style>
    <style:style style:name="P152" style:family="paragraph" style:parent-style-name="Standard">
      <style:paragraph-properties fo:text-align="center" style:justify-single-word="false"/>
      <style:text-properties fo:font-size="20pt" officeooo:paragraph-rsid="011b2b8d" style:font-size-asian="20pt" style:font-size-complex="20pt"/>
    </style:style>
    <style:style style:name="T1" style:family="text">
      <style:text-properties officeooo:rsid="0091e28d"/>
    </style:style>
    <style:style style:name="T2" style:family="text">
      <style:text-properties officeooo:rsid="00d89bbb"/>
    </style:style>
    <style:style style:name="T3" style:family="text">
      <style:text-properties officeooo:rsid="00e3e491"/>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e599e2"/>
    </style:style>
    <style:style style:name="T7" style:family="text">
      <style:text-properties style:text-position="super 58%"/>
    </style:style>
    <style:style style:name="T8" style:family="text">
      <style:text-properties style:text-position="super 58%" officeooo:rsid="00e599e2"/>
    </style:style>
    <style:style style:name="T9" style:family="text">
      <style:text-properties style:text-position="super 58%" officeooo:rsid="00e6c17c"/>
    </style:style>
    <style:style style:name="T10" style:family="text">
      <style:text-properties style:text-position="super 58%" fo:font-weight="normal" style:font-weight-asian="normal" style:font-weight-complex="normal"/>
    </style:style>
    <style:style style:name="T11" style:family="text">
      <style:text-properties style:text-position="super 58%" fo:font-weight="normal" officeooo:rsid="00edd316" style:font-weight-asian="normal" style:font-weight-complex="normal"/>
    </style:style>
    <style:style style:name="T12" style:family="text">
      <style:text-properties style:text-position="0% 100%"/>
    </style:style>
    <style:style style:name="T13" style:family="text">
      <style:text-properties style:text-position="0% 100%" officeooo:rsid="00e599e2"/>
    </style:style>
    <style:style style:name="T14" style:family="text">
      <style:text-properties style:text-position="0% 100%" officeooo:rsid="00e6c17c"/>
    </style:style>
    <style:style style:name="T15" style:family="text">
      <style:text-properties style:text-position="0% 100%" officeooo:rsid="00e84ad8"/>
    </style:style>
    <style:style style:name="T16" style:family="text">
      <style:text-properties style:text-position="0% 100%" officeooo:rsid="00e9353c"/>
    </style:style>
    <style:style style:name="T17" style:family="text">
      <style:text-properties style:text-position="0% 100%" officeooo:rsid="00e94623"/>
    </style:style>
    <style:style style:name="T18" style:family="text">
      <style:text-properties style:text-position="0% 100%" officeooo:rsid="00ea200a"/>
    </style:style>
    <style:style style:name="T19" style:family="text">
      <style:text-properties style:text-position="0% 100%" officeooo:rsid="0100fe7a"/>
    </style:style>
    <style:style style:name="T20" style:family="text">
      <style:text-properties style:text-position="0% 100%" officeooo:rsid="01017621"/>
    </style:style>
    <style:style style:name="T21" style:family="text">
      <style:text-properties style:text-position="0% 100%" officeooo:rsid="01035918"/>
    </style:style>
    <style:style style:name="T22" style:family="text">
      <style:text-properties style:text-position="0% 100%" officeooo:rsid="0104bdcb"/>
    </style:style>
    <style:style style:name="T23" style:family="text">
      <style:text-properties style:text-position="0% 100%" officeooo:rsid="0105cc4a"/>
    </style:style>
    <style:style style:name="T24" style:family="text">
      <style:text-properties style:text-position="0% 100%" style:text-underline-style="solid" style:text-underline-width="auto" style:text-underline-color="font-color"/>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officeooo:rsid="0109ebf0"/>
    </style:style>
    <style:style style:name="T27" style:family="text">
      <style:text-properties style:text-position="0% 100%" fo:font-style="italic" fo:font-weight="bold" style:font-style-asian="italic" style:font-weight-asian="bold" style:font-style-complex="italic" style:font-weight-complex="bold"/>
    </style:style>
    <style:style style:name="T28" style:family="text">
      <style:text-properties style:text-position="0% 100%" fo:font-style="normal" fo:font-weight="normal" style:font-style-asian="normal" style:font-weight-asian="normal" style:font-style-complex="normal" style:font-weight-complex="normal"/>
    </style:style>
    <style:style style:name="T29" style:family="text">
      <style:text-properties style:text-position="0% 100%" officeooo:rsid="010ac6e5"/>
    </style:style>
    <style:style style:name="T30" style:family="text">
      <style:text-properties style:text-position="0% 100%" officeooo:rsid="010ba575"/>
    </style:style>
    <style:style style:name="T31" style:family="text">
      <style:text-properties style:text-position="0% 100%" officeooo:rsid="010cc893"/>
    </style:style>
    <style:style style:name="T32" style:family="text">
      <style:text-properties style:text-position="0% 100%" officeooo:rsid="010eb6e9"/>
    </style:style>
    <style:style style:name="T33" style:family="text">
      <style:text-properties style:text-position="0% 100%" fo:font-weight="bold" style:font-weight-asian="bold" style:font-weight-complex="bold"/>
    </style:style>
    <style:style style:name="T34" style:family="text">
      <style:text-properties style:text-position="0% 100%" fo:font-weight="bold" officeooo:rsid="0115542d" style:font-weight-asian="bold" style:font-weight-complex="bold"/>
    </style:style>
    <style:style style:name="T35" style:family="text">
      <style:text-properties style:text-position="0% 100%" fo:font-weight="bold" officeooo:rsid="0113a434" style:font-weight-asian="bold" style:font-weight-complex="bold"/>
    </style:style>
    <style:style style:name="T36" style:family="text">
      <style:text-properties style:text-position="0% 100%" officeooo:rsid="01107f63"/>
    </style:style>
    <style:style style:name="T37" style:family="text">
      <style:text-properties style:text-position="0% 100%" officeooo:rsid="01115eac"/>
    </style:style>
    <style:style style:name="T38" style:family="text">
      <style:text-properties style:text-position="0% 100%" officeooo:rsid="010f6df2"/>
    </style:style>
    <style:style style:name="T39" style:family="text">
      <style:text-properties style:text-position="0% 100%" officeooo:rsid="011259dc"/>
    </style:style>
    <style:style style:name="T40" style:family="text">
      <style:text-properties style:text-position="0% 100%" fo:font-weight="normal" style:font-weight-asian="normal" style:font-weight-complex="normal"/>
    </style:style>
    <style:style style:name="T41" style:family="text">
      <style:text-properties style:text-position="0% 100%" fo:font-weight="normal" officeooo:rsid="0115542d" style:font-weight-asian="normal" style:font-weight-complex="normal"/>
    </style:style>
    <style:style style:name="T42" style:family="text">
      <style:text-properties style:text-position="0% 100%" officeooo:rsid="0115542d"/>
    </style:style>
    <style:style style:name="T43" style:family="text">
      <style:text-properties style:text-position="0% 100%" officeooo:rsid="0115ebe0"/>
    </style:style>
    <style:style style:name="T44" style:family="text">
      <style:text-properties style:text-position="0% 100%" officeooo:rsid="01161260"/>
    </style:style>
    <style:style style:name="T45" style:family="text">
      <style:text-properties style:text-position="0% 100%" officeooo:rsid="011711ec"/>
    </style:style>
    <style:style style:name="T46" style:family="text">
      <style:text-properties style:text-position="0% 100%" officeooo:rsid="01176d2d"/>
    </style:style>
    <style:style style:name="T47" style:family="text">
      <style:text-properties style:text-position="0% 100%" officeooo:rsid="01192e39"/>
    </style:style>
    <style:style style:name="T48" style:family="text">
      <style:text-properties style:text-position="0% 100%" officeooo:rsid="0119cf46"/>
    </style:style>
    <style:style style:name="T49" style:family="text">
      <style:text-properties style:text-position="0% 100%" officeooo:rsid="0113a434"/>
    </style:style>
    <style:style style:name="T50" style:family="text">
      <style:text-properties officeooo:rsid="00e9353c"/>
    </style:style>
    <style:style style:name="T51" style:family="text">
      <style:text-properties officeooo:rsid="00ec2b08"/>
    </style:style>
    <style:style style:name="T52" style:family="text">
      <style:text-properties fo:font-weight="bold" style:font-weight-asian="bold" style:font-weight-complex="bold"/>
    </style:style>
    <style:style style:name="T53" style:family="text">
      <style:text-properties fo:font-weight="bold" officeooo:rsid="00e3e491" style:font-weight-asian="bold" style:font-weight-complex="bold"/>
    </style:style>
    <style:style style:name="T54" style:family="text">
      <style:text-properties fo:font-weight="bold" officeooo:rsid="00e599e2" style:font-weight-asian="bold" style:font-weight-complex="bold"/>
    </style:style>
    <style:style style:name="T55" style:family="text">
      <style:text-properties fo:font-weight="bold" officeooo:rsid="00d89bbb" style:font-weight-asian="bold" style:font-weight-complex="bold"/>
    </style:style>
    <style:style style:name="T56" style:family="text">
      <style:text-properties fo:font-weight="bold" officeooo:rsid="011b2b8d" style:font-weight-asian="bold" style:font-weight-complex="bold"/>
    </style:style>
    <style:style style:name="T57" style:family="text">
      <style:text-properties officeooo:rsid="00ed9f91"/>
    </style:style>
    <style:style style:name="T58" style:family="text">
      <style:text-properties fo:font-weight="normal" style:font-weight-asian="normal" style:font-weight-complex="normal"/>
    </style:style>
    <style:style style:name="T59" style:family="text">
      <style:text-properties fo:font-weight="normal" officeooo:rsid="00edd316" style:font-weight-asian="normal" style:font-weight-complex="normal"/>
    </style:style>
    <style:style style:name="T60" style:family="text">
      <style:text-properties fo:font-weight="normal" officeooo:rsid="00ef2246" style:font-weight-asian="normal" style:font-weight-complex="normal"/>
    </style:style>
    <style:style style:name="T61" style:family="text">
      <style:text-properties officeooo:rsid="00edd316"/>
    </style:style>
    <style:style style:name="T62" style:family="text">
      <style:text-properties fo:font-style="italic" style:text-underline-style="solid" style:text-underline-width="auto" style:text-underline-color="font-color" style:font-style-asian="italic" style:font-style-complex="italic"/>
    </style:style>
    <style:style style:name="T63" style:family="text">
      <style:text-properties fo:font-style="italic" style:text-underline-style="solid" style:text-underline-width="auto" style:text-underline-color="font-color" officeooo:rsid="00ef2246"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officeooo:rsid="00ef2246" style:font-style-asian="italic" style:font-style-complex="italic"/>
    </style:style>
    <style:style style:name="T66" style:family="text">
      <style:text-properties fo:font-style="italic" style:text-underline-style="none" fo:font-weight="bold" officeooo:rsid="00fa8788" style:font-style-asian="italic" style:font-weight-asian="bold" style:font-style-complex="italic" style:font-weight-complex="bold"/>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fa8788" style:font-style-asian="italic" style:font-weight-asian="bold" style:font-style-complex="italic" style:font-weight-complex="bold"/>
    </style:style>
    <style:style style:name="T69" style:family="text">
      <style:text-properties fo:font-style="italic" fo:font-weight="bold" officeooo:rsid="00fd40f1" style:font-style-asian="italic" style:font-weight-asian="bold" style:font-style-complex="italic" style:font-weight-complex="bold"/>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fo:font-style="normal" style:text-underline-style="solid" style:text-underline-width="auto" style:text-underline-color="font-color" style:font-style-asian="normal" style:font-style-complex="normal"/>
    </style:style>
    <style:style style:name="T72" style:family="text">
      <style:text-properties officeooo:rsid="00f0e860"/>
    </style:style>
    <style:style style:name="T73" style:family="text">
      <style:text-properties officeooo:rsid="00f23e20"/>
    </style:style>
    <style:style style:name="T74" style:family="text">
      <style:text-properties officeooo:rsid="00f352d0"/>
    </style:style>
    <style:style style:name="T75" style:family="text">
      <style:text-properties style:font-name="Liberation Serif1"/>
    </style:style>
    <style:style style:name="T76" style:family="text">
      <style:text-properties style:font-name="Liberation Serif1" officeooo:rsid="00f3efae"/>
    </style:style>
    <style:style style:name="T77" style:family="text">
      <style:text-properties style:font-name="Liberation Serif1" officeooo:rsid="00f412fe"/>
    </style:style>
    <style:style style:name="T78" style:family="text">
      <style:text-properties style:font-name="Liberation Serif1" fo:font-style="italic" officeooo:rsid="00f412fe" style:font-style-asian="italic" style:font-style-complex="italic"/>
    </style:style>
    <style:style style:name="T79" style:family="text">
      <style:text-properties style:font-name="Liberation Serif1" fo:font-style="normal" style:font-style-asian="normal" style:font-style-complex="normal"/>
    </style:style>
    <style:style style:name="T80" style:family="text">
      <style:text-properties style:font-name="Liberation Serif1" fo:font-style="normal" officeooo:rsid="00f412fe" style:font-style-asian="normal" style:font-style-complex="normal"/>
    </style:style>
    <style:style style:name="T81" style:family="text">
      <style:text-properties style:font-name="Liberation Serif"/>
    </style:style>
    <style:style style:name="T82" style:family="text">
      <style:text-properties style:font-name="Liberation Serif" officeooo:rsid="00f3efae"/>
    </style:style>
    <style:style style:name="T83" style:family="text">
      <style:text-properties style:font-name="Liberation Serif" officeooo:rsid="00f412fe"/>
    </style:style>
    <style:style style:name="T84" style:family="text">
      <style:text-properties officeooo:rsid="00f3efae"/>
    </style:style>
    <style:style style:name="T85" style:family="text">
      <style:text-properties officeooo:rsid="00f633e2"/>
    </style:style>
    <style:style style:name="T86" style:family="text">
      <style:text-properties officeooo:rsid="00f7af41"/>
    </style:style>
    <style:style style:name="T87" style:family="text">
      <style:text-properties officeooo:rsid="00fa7086"/>
    </style:style>
    <style:style style:name="T88" style:family="text">
      <style:text-properties fo:font-size="18pt" fo:font-weight="bold" style:font-size-asian="18pt" style:font-weight-asian="bold" style:font-size-complex="18pt" style:font-weight-complex="bold"/>
    </style:style>
    <style:style style:name="T89" style:family="text">
      <style:text-properties fo:font-size="18pt" fo:font-weight="bold" officeooo:rsid="00fa8788" style:font-size-asian="18pt" style:font-weight-asian="bold" style:font-size-complex="18pt" style:font-weight-complex="bold"/>
    </style:style>
    <style:style style:name="T90" style:family="text">
      <style:text-properties fo:font-size="18pt" fo:font-weight="bold" officeooo:rsid="00fd40f1" style:font-size-asian="18pt" style:font-weight-asian="bold" style:font-size-complex="18pt" style:font-weight-complex="bold"/>
    </style:style>
    <style:style style:name="T91" style:family="text">
      <style:text-properties officeooo:rsid="00fa8788"/>
    </style:style>
    <style:style style:name="T92" style:family="text">
      <style:text-properties officeooo:rsid="00fd40f1"/>
    </style:style>
    <style:style style:name="T93" style:family="text">
      <style:text-properties style:text-position="sub 58%"/>
    </style:style>
    <style:style style:name="T94" style:family="text">
      <style:text-properties style:text-position="sub 58%" officeooo:rsid="0100fe7a"/>
    </style:style>
    <style:style style:name="T95" style:family="text">
      <style:text-properties style:text-position="sub 58%" officeooo:rsid="0104bdcb"/>
    </style:style>
    <style:style style:name="T96" style:family="text">
      <style:text-properties style:text-position="sub 58%" officeooo:rsid="0105cc4a"/>
    </style:style>
    <style:style style:name="T97" style:family="text">
      <style:text-properties style:text-position="sub 58%" officeooo:rsid="0109ebf0"/>
    </style:style>
    <style:style style:name="T98" style:family="text">
      <style:text-properties style:text-position="sub 58%" officeooo:rsid="010ac6e5"/>
    </style:style>
    <style:style style:name="T99" style:family="text">
      <style:text-properties style:text-position="sub 58%" fo:font-weight="bold" style:font-weight-asian="bold" style:font-weight-complex="bold"/>
    </style:style>
    <style:style style:name="T100" style:family="text">
      <style:text-properties style:text-position="sub 58%" officeooo:rsid="01107f63"/>
    </style:style>
    <style:style style:name="T101" style:family="text">
      <style:text-properties style:text-position="sub 58%" officeooo:rsid="010f6df2"/>
    </style:style>
    <style:style style:name="T102" style:family="text">
      <style:text-properties style:text-position="sub 58%" officeooo:rsid="01115eac"/>
    </style:style>
    <style:style style:name="T103" style:family="text">
      <style:text-properties style:text-position="sub 58%" officeooo:rsid="011259dc"/>
    </style:style>
    <style:style style:name="T104" style:family="text">
      <style:text-properties style:text-position="sub 58%" fo:font-weight="normal" style:font-weight-asian="normal" style:font-weight-complex="normal"/>
    </style:style>
    <style:style style:name="T105" style:family="text">
      <style:text-properties style:text-position="sub 58%" fo:font-weight="normal" officeooo:rsid="0115542d" style:font-weight-asian="normal" style:font-weight-complex="normal"/>
    </style:style>
    <style:style style:name="T106" style:family="text">
      <style:text-properties style:text-position="sub 58%" officeooo:rsid="01161260"/>
    </style:style>
    <style:style style:name="T107" style:family="text">
      <style:text-properties style:text-position="sub 58%" officeooo:rsid="011711ec"/>
    </style:style>
    <style:style style:name="T108" style:family="text">
      <style:text-properties style:text-position="sub 58%" officeooo:rsid="01176d2d"/>
    </style:style>
    <style:style style:name="T109" style:family="text">
      <style:text-properties style:text-position="sub 58%" officeooo:rsid="01192e39"/>
    </style:style>
    <style:style style:name="T110" style:family="text">
      <style:text-properties style:text-position="sub 58%" officeooo:rsid="0113a434"/>
    </style:style>
    <style:style style:name="T111" style:family="text">
      <style:text-properties officeooo:rsid="01017621"/>
    </style:style>
    <style:style style:name="T112" style:family="text">
      <style:text-properties officeooo:rsid="01035918"/>
    </style:style>
    <style:style style:name="T113" style:family="text">
      <style:text-properties officeooo:rsid="01075345"/>
    </style:style>
    <style:style style:name="T114" style:family="text">
      <style:text-properties officeooo:rsid="010ac6e5"/>
    </style:style>
    <style:style style:name="T115" style:family="text">
      <style:text-properties officeooo:rsid="010ba141"/>
    </style:style>
    <style:style style:name="T116" style:family="text">
      <style:text-properties officeooo:rsid="010eb6e9"/>
    </style:style>
    <style:style style:name="T117" style:family="text">
      <style:text-properties officeooo:rsid="01107f63"/>
    </style:style>
    <style:style style:name="T118" style:family="text">
      <style:text-properties officeooo:rsid="0115ebe0"/>
    </style:style>
    <style:style style:name="T119" style:family="text">
      <style:text-properties officeooo:rsid="011b2b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85">Recursive Echelize</text:span>.</text:p>
      <text:p text:style-name="P1">Richard Parker <text:span text:style-name="T85">22.12</text:span>.201<text:span text:style-name="T1">7</text:span></text:p>
      <text:p text:style-name="P62"/>
      <text:p text:style-name="P151"><text:span text:style-name="T52">Section 1 – Introduction</text:span><text:span text:style-name="T55">.</text:span></text:p>
      <text:p text:style-name="P4"/>
      <text:p text:style-name="P41">This document is a second stab at the design for the recursive echelize. <text:s/>The previous idea of having several stages did not seem to work<text:span text:style-name="T116"> out well</text:span>, since it gave inefficiencies when multiplying by <text:span text:style-name="T116">matrices that were upper </text:span>triangular<text:span text:style-name="T116">,</text:span> and also computing a remnant that had to be stashed away. <text:s/>Indeed it seems that it is quite hard to break things up without causing inefficiencies of several types, so I have abandoned the idea<text:span text:style-name="T115">, aiming instead to start with everything using full echelize, looking to see what can be released early and what work can be postponed without any impact on efficiency. <text:s/>The old version of the document is stashed away in "obsolete" in case it turns out to be nearer the mark than it currently appears to be.</text:span></text:p>
      <text:p text:style-name="P41"/>
      <text:p text:style-name="P41">Instead I propose to do a chop in both directions as the recursive step, except that the bottom half is "chopped" by a column-select rather than a simple chop. <text:s/>To provide the early release, the top <text:span text:style-name="T116">software level </text:span>does things in a careful order, but calls a full echelize on the parts<text:span text:style-name="T115">, and I am aiming to look at these in due course to see if things can be released yet earlier. <text:s/>Nevertheless, t</text:span>he pressures for early release do not seem to warrant anything more stringent.</text:p>
      <text:p text:style-name="P41"/>
      <text:p text:style-name="P41">The idea, then is to take the input matrix and chop first horizontally, and then chop the top half (only) vertically also, so that the matrix is of the form, with C<text:span text:style-name="T93">3</text:span><text:span text:style-name="T12"> stretching right across.</text:span></text:p>
      <text:p text:style-name="P41"/>
      <text:p text:style-name="P41"><text:s text:c="2"/>C<text:span text:style-name="T93">1</text:span><text:span text:style-name="T12"> <text:s text:c="2"/>C</text:span><text:span text:style-name="T93">2</text:span></text:p>
      <text:p text:style-name="P41"><text:span text:style-name="T12"><text:s text:c="2"/>- <text:s/>C</text:span><text:span text:style-name="T93">3</text:span><text:span text:style-name="T12"> - </text:span></text:p>
      <text:p text:style-name="P94"/>
      <text:p text:style-name="P41"><text:span text:style-name="T12">We first perform a full echelize on C</text:span><text:span text:style-name="T93">1</text:span><text:span text:style-name="T12">, then do the same row operations to C</text:span><text:span text:style-name="T93">2</text:span><text:span text:style-name="T12"> and echelize the non-selected rows. <text:s/></text:span><text:span text:style-name="T32">There is then new function</text:span><text:span text:style-name="T43">ality</text:span><text:span text:style-name="T32"> needed to </text:span><text:span text:style-name="T12">combine the pivots and matrices so</text:span><text:span text:style-name="T32"> that the effect is that the top half has been echelized. <text:s/>This must be </text:span><text:span text:style-name="T12">sufficient to do the pivot extract from C</text:span><text:span text:style-name="T93">3</text:span><text:span text:style-name="T12"> and echelize the remainder, thereby producing the row and column selects for the top level early release.</text:span></text:p>
      <text:p text:style-name="P94"/>
      <text:p text:style-name="P94">We then go on to produce the remnant and the cleaner.</text:p>
      <text:p text:style-name="P94"/>
      <text:p text:style-name="P94">Finally all the remaining work is done to produce the multiplier, which is released last.</text:p>
      <text:p text:style-name="P94"/>
      <text:p text:style-name="P41"><text:span text:style-name="T12">Hence the overall structure is of three </text:span><text:span text:style-name="T43">or four </text:span><text:span text:style-name="T12">parts, leaving whatever junk is necessary lying about to do the rest with full efficiency, but doing things in such an order that the first part </text:span><text:soft-page-break/><text:span text:style-name="T12">releases rs and cs, the second part releases R</text:span><text:span text:style-name="T43">, the next</text:span><text:span text:style-name="T12"> </text:span><text:span text:style-name="T43">releases </text:span><text:span text:style-name="T12">K, and the last part produces M.</text:span><text:span text:style-name="T43"> <text:s/>It is possible that the R/K releases should be reveresed.</text:span></text:p>
      <text:p text:style-name="P41"><text:span text:style-name="T43"/></text:p>
      <text:p text:style-name="P152"><text:span text:style-name="T52">Section </text:span><text:span text:style-name="T56">2</text:span><text:span text:style-name="T52"> – </text:span><text:span text:style-name="T56">An attempt at the algorithm.</text:span></text:p>
      <text:p text:style-name="P147"/>
      <text:p text:style-name="P150"><text:span text:style-name="T43">I</text:span><text:span text:style-name="T12">ssues.</text:span></text:p>
      <text:p text:style-name="P149"><text:span text:style-name="T12">Sort out the riffles.</text:span></text:p>
      <text:p text:style-name="P149"><text:span text:style-name="T12">Where is the determinant?</text:span></text:p>
      <text:p text:style-name="P149"><text:span text:style-name="T12">Resequence for selects, remnant, cleaner, multiplier.</text:span></text:p>
      <text:p text:style-name="P130"/>
      <text:p text:style-name="P95">Let's start at the very beginning (a very good place to start).<text:span text:style-name="T118"> <text:s text:c="2"/>&lt;rest of song deleted&gt;.</text:span></text:p>
      <text:p text:style-name="P95"/>
      <text:p text:style-name="P95">1. <text:s/>Chop the input matrix C into top half and bottom half, then chop the top half into left and right halves, so that the result is (as previously stated) </text:p>
      <text:p text:style-name="P42"><text:tab/><text:tab/><text:span text:style-name="T114">C</text:span><text:span text:style-name="T98">1</text:span><text:span text:style-name="T29"> <text:s text:c="2"/>C</text:span><text:span text:style-name="T98">2</text:span></text:p>
      <text:p text:style-name="P42"><text:span text:style-name="T93"><text:tab/><text:tab/></text:span><text:span text:style-name="T29">- <text:s/>C</text:span><text:span text:style-name="T98">3</text:span><text:span text:style-name="T29"> - </text:span></text:p>
      <text:p text:style-name="P95"/>
      <text:p text:style-name="P42"><text:span text:style-name="T12">2. <text:s/></text:span><text:span text:style-name="T30">ECH. <text:s/></text:span><text:span text:style-name="T12">Perform a full echelization on C</text:span><text:span text:style-name="T93">1</text:span><text:span text:style-name="T12">, yielding rs</text:span><text:span text:style-name="T93">1</text:span><text:span text:style-name="T12"> cs</text:span><text:span text:style-name="T93">1</text:span><text:span text:style-name="T12"> R</text:span><text:span text:style-name="T93">1</text:span><text:span text:style-name="T12"> K</text:span><text:span text:style-name="T93">1</text:span><text:span text:style-name="T12"> M</text:span><text:span text:style-name="T93">1</text:span><text:span text:style-name="T12">. <text:s/>It may be that some of this is not needed, but we'll look at that later.</text:span></text:p>
      <text:p text:style-name="P95"/>
      <text:p text:style-name="P105">At this stage we have . . .</text:p>
      <text:p text:style-name="P105"/>
      <text:p text:style-name="P45"><text:span text:style-name="T12">M</text:span><text:span text:style-name="T93">1</text:span><text:span text:style-name="T12"> <text:s/>0 <text:s text:c="6"/>C</text:span><text:span text:style-name="T93">1</text:span><text:span text:style-name="T12"> <text:s text:c="6"/>= <text:s text:c="4"/>-1 <text:s/>R</text:span><text:span text:style-name="T93">1</text:span></text:p>
      <text:p text:style-name="P45"><text:span text:style-name="T12">K</text:span><text:span text:style-name="T93">1</text:span><text:span text:style-name="T12"> <text:s text:c="2"/>1 <text:s text:c="25"/>0 <text:s text:c="2"/>0</text:span></text:p>
      <text:p text:style-name="P95"/>
      <text:p text:style-name="P42"><text:span text:style-name="T12">3. <text:s/></text:span><text:span text:style-name="T30">REX </text:span><text:span text:style-name="T12">rs</text:span><text:span text:style-name="T93">1</text:span><text:span text:style-name="T12"> </text:span><text:span text:style-name="T30">and</text:span><text:span text:style-name="T12"> C</text:span><text:span text:style-name="T93">2</text:span><text:span text:style-name="T12">, yielding S</text:span><text:span text:style-name="T93">2</text:span><text:span text:style-name="T12"> and N</text:span><text:span text:style-name="T93">2</text:span><text:span text:style-name="T12">.</text:span></text:p>
      <text:p text:style-name="P95"/>
      <text:p text:style-name="P45"><text:span text:style-name="T12">so that <text:s/>C</text:span><text:span text:style-name="T93">2</text:span><text:span text:style-name="T12"> = <text:s/>S</text:span><text:span text:style-name="T93">2</text:span></text:p>
      <text:p text:style-name="P45"><text:span text:style-name="T12"><text:s text:c="21"/>N</text:span><text:span text:style-name="T93">2</text:span></text:p>
      <text:p text:style-name="P105"/>
      <text:p text:style-name="P45"><text:span text:style-name="T12">4. <text:s/>MUL <text:s/>S</text:span><text:span text:style-name="T93">2</text:span><text:span text:style-name="T12">' = M </text:span><text:span text:style-name="T93">1</text:span><text:span text:style-name="T12">* S</text:span><text:span text:style-name="T93">2</text:span><text:span text:style-name="T12">.</text:span></text:p>
      <text:p text:style-name="P95"/>
      <text:p text:style-name="P42"><text:span text:style-name="T32">5</text:span><text:span text:style-name="T12">. <text:s/></text:span><text:span text:style-name="T30">MAD. <text:s/></text:span><text:span text:style-name="T12">Compute N</text:span><text:span text:style-name="T93">2</text:span><text:span text:style-name="T12">' = N</text:span><text:span text:style-name="T93">2</text:span><text:span text:style-name="T12"> + K</text:span><text:span text:style-name="T93">1</text:span><text:span text:style-name="T12"> * S</text:span><text:span text:style-name="T93">2</text:span><text:span text:style-name="T12"> to get the extensions of the zero rows.</text:span></text:p>
      <text:p text:style-name="P95"/>
      <text:p text:style-name="P105">At this stage we have . . .</text:p>
      <text:p text:style-name="P105"/>
      <text:p text:style-name="P45"><text:span text:style-name="T12">M</text:span><text:span text:style-name="T93">1</text:span><text:span text:style-name="T12"> <text:s/>0 <text:s text:c="6"/>C</text:span><text:span text:style-name="T93">1</text:span><text:span text:style-name="T12"> <text:s text:c="2"/>C</text:span><text:span text:style-name="T93">2</text:span><text:span text:style-name="T12"> <text:s text:c="3"/>= <text:s text:c="4"/>-1 <text:s/>R</text:span><text:span text:style-name="T93">1</text:span><text:span text:style-name="T12"> <text:s text:c="5"/>S</text:span><text:span text:style-name="T93">2</text:span><text:span text:style-name="T12">'</text:span></text:p>
      <text:p text:style-name="P45"><text:span text:style-name="T12">K</text:span><text:span text:style-name="T93">1</text:span><text:span text:style-name="T12"> <text:s text:c="2"/>1 <text:s text:c="29"/>0 <text:s text:c="2"/>0 <text:s text:c="6"/>N</text:span><text:span text:style-name="T93">2</text:span><text:span text:style-name="T12">'</text:span></text:p>
      <text:p text:style-name="P95"/>
      <text:p text:style-name="P42"><text:span text:style-name="T12">5. <text:s/></text:span><text:span text:style-name="T30">ECH. <text:s/></text:span><text:span text:style-name="T12">Perform a full echelization on N</text:span><text:span text:style-name="T93">2</text:span><text:span text:style-name="T12">' yielding rs</text:span><text:span text:style-name="T93">2</text:span><text:span text:style-name="T12"> cs</text:span><text:span text:style-name="T93">2</text:span><text:span text:style-name="T12"> R</text:span><text:span text:style-name="T93">2</text:span><text:span text:style-name="T12"> K</text:span><text:span text:style-name="T93">2</text:span><text:span text:style-name="T12"> M</text:span><text:span text:style-name="T93">2</text:span><text:span text:style-name="T12">. <text:s/>I doubt if we'll need K</text:span><text:span text:style-name="T93">2</text:span><text:span text:style-name="T12">, M</text:span><text:span text:style-name="T93">2</text:span><text:span text:style-name="T12"> for a while, but we're ignoring this aspect at the moment.</text:span></text:p>
      <text:p text:style-name="P101"/>
      <text:p text:style-name="P47"><text:span text:style-name="T12">M</text:span><text:span text:style-name="T93">2</text:span><text:span text:style-name="T12"> 0 <text:s text:c="6"/>N</text:span><text:span text:style-name="T93">2</text:span><text:span text:style-name="T12">' <text:s text:c="6"/>= <text:s text:c="2"/>-1 R</text:span><text:span text:style-name="T93">2</text:span></text:p>
      <text:p text:style-name="P47"><text:soft-page-break/><text:span text:style-name="T12">K</text:span><text:span text:style-name="T93">2</text:span><text:span text:style-name="T12"> <text:s/>1 <text:s text:c="24"/>0 <text:s/>0</text:span></text:p>
      <text:p text:style-name="P96"/>
      <text:p text:style-name="P99">The next few steps complete the echelization of the top half, consisting of C<text:span text:style-name="T93">1</text:span> and C<text:span text:style-name="T93">2</text:span>, and putting things together as if we had echelized the matrix [C<text:span text:style-name="T93">1</text:span> C<text:span text:style-name="T93">2</text:span>].</text:p>
      <text:p text:style-name="P99"/>
      <text:p text:style-name="P99"/>
      <text:p text:style-name="P43"><text:span text:style-name="T12">6. <text:s/>Concatenate cs</text:span><text:span text:style-name="T93">1</text:span><text:span text:style-name="T12"> and cs</text:span><text:span text:style-name="T93">2</text:span><text:span text:style-name="T12"> to get the combined </text:span><text:span text:style-name="T33">cs</text:span><text:span text:style-name="T99">12</text:span><text:span text:style-name="T12"> and rf</text:span><text:span text:style-name="T93">12</text:span><text:span text:style-name="T12">.</text:span></text:p>
      <text:p text:style-name="P97"/>
      <text:p text:style-name="P43"><text:span text:style-name="T12">7. <text:s/>UNH. <text:s/>This is applied to rs</text:span><text:span text:style-name="T93">1</text:span><text:span text:style-name="T12"> and rs</text:span><text:span text:style-name="T93">2</text:span><text:span text:style-name="T12"> to get </text:span><text:span text:style-name="T33">rs</text:span><text:span text:style-name="T99">12</text:span><text:span text:style-name="T12"> and rf</text:span><text:span text:style-name="T93">12</text:span><text:span text:style-name="T12">.</text:span></text:p>
      <text:p text:style-name="P97"/>
      <text:p text:style-name="P99">The remnant needs a bit more work. <text:s/>At the moment our matrix is</text:p>
      <text:p text:style-name="P99"/>
      <text:p text:style-name="P99">-1 R<text:span text:style-name="T93">1</text:span> <text:s text:c="2"/>- S<text:span text:style-name="T93">2</text:span>' -</text:p>
      <text:p text:style-name="P99"><text:s/>0 <text:s text:c="2"/>0 <text:s text:c="2"/>-1 R<text:span text:style-name="T93">2</text:span></text:p>
      <text:p text:style-name="P97"/>
      <text:p text:style-name="P47"><text:span text:style-name="T12">8. CEX using cs</text:span><text:span text:style-name="T93">2</text:span><text:span text:style-name="T12"> on S</text:span><text:span text:style-name="T93">2</text:span><text:span text:style-name="T12">'</text:span><text:span text:style-name="T36"> to give P</text:span><text:span text:style-name="T100">2</text:span><text:span text:style-name="T36"> and Q</text:span><text:span text:style-name="T100">2</text:span><text:span text:style-name="T36">.</text:span></text:p>
      <text:p text:style-name="P100"/>
      <text:p text:style-name="P100">-1 R<text:span text:style-name="T93">1</text:span> <text:s text:c="2"/><text:span text:style-name="T117">P</text:span><text:span text:style-name="T100">2</text:span><text:span text:style-name="T117"> Q</text:span><text:span text:style-name="T100">2</text:span></text:p>
      <text:p text:style-name="P100"><text:s/>0 <text:s text:c="2"/>0 <text:s text:c="2"/>-1 R<text:span text:style-name="T93">2</text:span></text:p>
      <text:p text:style-name="P107"/>
      <text:p text:style-name="P49"><text:span text:style-name="T36">9</text:span><text:span text:style-name="T12">. MAD <text:s/>Q</text:span><text:span text:style-name="T93">2</text:span><text:span text:style-name="T12">' = Q</text:span><text:span text:style-name="T93">2</text:span><text:span text:style-name="T12"> + P</text:span><text:span text:style-name="T93">2</text:span><text:span text:style-name="T12"> * R</text:span><text:span text:style-name="T93">2</text:span></text:p>
      <text:p text:style-name="P99"/>
      <text:p text:style-name="P100">-1 <text:span text:style-name="T117"><text:s/></text:span>R<text:span text:style-name="T93">1</text:span> <text:s text:c="2"/><text:span text:style-name="T117">0 <text:s/>Q</text:span><text:span text:style-name="T100">2</text:span><text:span text:style-name="T117">'</text:span></text:p>
      <text:p text:style-name="P100"><text:span text:style-name="T36"><text:s/>0 <text:s text:c="2"/>0 <text:s text:c="2"/>-1 </text:span><text:span text:style-name="T117"><text:s/></text:span><text:span text:style-name="T36">R</text:span><text:span text:style-name="T100">2</text:span></text:p>
      <text:p text:style-name="P97"/>
      <text:p text:style-name="P107">10. (this simple administrative step needs to be sorted out in detail)</text:p>
      <text:p text:style-name="P49"><text:span text:style-name="T12">Assemble the matrix R</text:span><text:span text:style-name="T93">12</text:span><text:span text:style-name="T12"> from the components. <text:s/>I believe this is simply a cut-n-paste operation with no riffles involved anywhere.</text:span></text:p>
      <text:p text:style-name="P107"/>
      <text:p text:style-name="P49"><text:span text:style-name="T33">R</text:span><text:span text:style-name="T99">12</text:span><text:span text:style-name="T12"> = R</text:span><text:span text:style-name="T93">1</text:span><text:span text:style-name="T12"> Q</text:span><text:span text:style-name="T93">1</text:span><text:span text:style-name="T12">'</text:span></text:p>
      <text:p text:style-name="P49"><text:span text:style-name="T12"><text:s text:c="10"/>0 <text:s text:c="2"/>R</text:span><text:span text:style-name="T93">2</text:span></text:p>
      <text:p text:style-name="P99"/>
      <text:p text:style-name="P50"><text:span text:style-name="T12">We now turn to the transformation matrix.</text:span><text:span text:style-name="T42"> <text:s/>Steps 11-15 are not needed to produce the row-select and column select, so in the top-level software are done later.</text:span><text:span text:style-name="T12"> <text:s/>First we did the ECH in step 5, so we need to </text:span></text:p>
      <text:p text:style-name="P108"/>
      <text:p text:style-name="P50"><text:span text:style-name="T12">11. REX applying rs</text:span><text:span text:style-name="T93">2</text:span><text:span text:style-name="T12"> to K</text:span><text:span text:style-name="T93">1</text:span><text:span text:style-name="T12"> giving K</text:span><text:span text:style-name="T93">1s</text:span><text:span text:style-name="T12"> and K</text:span><text:span text:style-name="T93">1n</text:span><text:span text:style-name="T12">.</text:span></text:p>
      <text:p text:style-name="P108"/>
      <text:p text:style-name="P46"><text:span text:style-name="T37">1 <text:s/>0 <text:s text:c="3"/>0 <text:s text:c="7"/></text:span><text:span text:style-name="T12">M</text:span><text:span text:style-name="T93">1</text:span><text:span text:style-name="T12"> <text:s/>0</text:span><text:span text:style-name="T37"> 0 <text:s text:c="3"/>= <text:s text:c="6"/>M</text:span><text:span text:style-name="T102">1</text:span><text:span text:style-name="T37"> <text:s text:c="12"/>0 <text:s text:c="4"/>0</text:span></text:p>
      <text:p text:style-name="P48"><text:span text:style-name="T37">0 <text:s/></text:span><text:span text:style-name="T12">M</text:span><text:span text:style-name="T93">2</text:span><text:span text:style-name="T12"> 0 </text:span><text:span text:style-name="T37"><text:s text:c="7"/>K</text:span><text:span text:style-name="T102">1s</text:span><text:span text:style-name="T37"> <text:s text:c="2"/>1 0 <text:s text:c="9"/>M</text:span><text:span text:style-name="T102">2</text:span><text:span text:style-name="T37">K</text:span><text:span text:style-name="T102">1s</text:span><text:span text:style-name="T37"> <text:s text:c="9"/>M</text:span><text:span text:style-name="T102">2</text:span><text:span text:style-name="T37"> <text:s/>0</text:span></text:p>
      <text:p text:style-name="P46"><text:span text:style-name="T37">0 <text:s/></text:span><text:span text:style-name="T38">K</text:span><text:span text:style-name="T101">2</text:span><text:span text:style-name="T38"> <text:s/>1 </text:span><text:span text:style-name="T37"><text:s text:c="7"/></text:span><text:span text:style-name="T12">K</text:span><text:span text:style-name="T93">1</text:span><text:span text:style-name="T102">n</text:span><text:span text:style-name="T12"> <text:s text:c="2"/></text:span><text:span text:style-name="T37">0 </text:span><text:span text:style-name="T12">1 </text:span><text:span text:style-name="T37"><text:s text:c="8"/>K</text:span><text:span text:style-name="T102">1n</text:span><text:span text:style-name="T37">+K</text:span><text:span text:style-name="T102">2</text:span><text:span text:style-name="T37">K</text:span><text:span text:style-name="T102">1s</text:span><text:span text:style-name="T37"> <text:s text:c="3"/>K</text:span><text:span text:style-name="T102">2</text:span><text:span text:style-name="T37"> <text:s text:c="2"/>1</text:span></text:p>
      <text:p text:style-name="P106"/>
      <text:p text:style-name="P50"><text:span text:style-name="T12">12. <text:s/>MUL <text:s text:c="2"/></text:span><text:span text:style-name="T39">M</text:span><text:span text:style-name="T103">4</text:span><text:span text:style-name="T39"> = M</text:span><text:span text:style-name="T103">2</text:span><text:span text:style-name="T39">K</text:span><text:span text:style-name="T103">1s</text:span></text:p>
      <text:p text:style-name="P109"><text:soft-page-break/></text:p>
      <text:p text:style-name="P51"><text:span text:style-name="T12">13. <text:s/>MAD <text:s text:c="2"/>K</text:span><text:span text:style-name="T93">4</text:span><text:span text:style-name="T12"> = K</text:span><text:span text:style-name="T93">1n</text:span><text:span text:style-name="T12"> + K</text:span><text:span text:style-name="T93">2</text:span><text:span text:style-name="T12">K</text:span><text:span text:style-name="T93">1s</text:span><text:span text:style-name="T12">.</text:span></text:p>
      <text:p text:style-name="P110"/>
      <text:p text:style-name="P110">So now our transformation matrix is</text:p>
      <text:p text:style-name="P110"/>
      <text:p text:style-name="P51"><text:span text:style-name="T12">M</text:span><text:span text:style-name="T93">1</text:span><text:span text:style-name="T12"> <text:s/>0 <text:s text:c="2"/>0</text:span></text:p>
      <text:p text:style-name="P51"><text:span text:style-name="T12">M</text:span><text:span text:style-name="T93">4</text:span><text:span text:style-name="T12"> M</text:span><text:span text:style-name="T93">2</text:span><text:span text:style-name="T12"> 0</text:span></text:p>
      <text:p text:style-name="P51"><text:span text:style-name="T12">K</text:span><text:span text:style-name="T93">4</text:span><text:span text:style-name="T12"> <text:s/>K</text:span><text:span text:style-name="T93">2</text:span><text:span text:style-name="T12"> <text:s/>1</text:span></text:p>
      <text:p text:style-name="P110"/>
      <text:p text:style-name="P110">14. <text:s/>Need to think what riffles, if any, are needed to make</text:p>
      <text:p text:style-name="P110"/>
      <text:p text:style-name="P51"><text:span text:style-name="T33">M</text:span><text:span text:style-name="T99">12</text:span><text:span text:style-name="T12"> = <text:s text:c="2"/>M</text:span><text:span text:style-name="T93">1 <text:s/></text:span><text:span text:style-name="T12"><text:s/>0</text:span></text:p>
      <text:p text:style-name="P51"><text:span text:style-name="T12"><text:s text:c="13"/>M</text:span><text:span text:style-name="T93">4</text:span><text:span text:style-name="T12"> M</text:span><text:span text:style-name="T93">2</text:span><text:span text:style-name="T12"> </text:span></text:p>
      <text:p text:style-name="P102"/>
      <text:p text:style-name="P110">15. <text:s/>And similarly we need to combine the K matrices</text:p>
      <text:p text:style-name="P110"/>
      <text:p text:style-name="P51"><text:span text:style-name="T33">K</text:span><text:span text:style-name="T99">12</text:span><text:span text:style-name="T33"> </text:span><text:span text:style-name="T12">= K</text:span><text:span text:style-name="T93">4</text:span><text:span text:style-name="T12"> K</text:span><text:span text:style-name="T93">2</text:span><text:span text:style-name="T12">.</text:span></text:p>
      <text:p text:style-name="P110"/>
      <text:p text:style-name="P51"><text:span text:style-name="T12">This completes the combinations of the parts from C</text:span><text:span text:style-name="T93">1</text:span><text:span text:style-name="T12"> and C</text:span><text:span text:style-name="T93">2</text:span><text:span text:style-name="T12"> making C</text:span><text:span text:style-name="T93">12</text:span><text:span text:style-name="T12">. <text:s/>We have achieved</text:span></text:p>
      <text:p text:style-name="P110"/>
      <text:p text:style-name="P51"><text:span text:style-name="T12">M</text:span><text:span text:style-name="T93">12</text:span><text:span text:style-name="T12"> 0 <text:s text:c="3"/>C</text:span><text:span text:style-name="T93">12</text:span><text:span text:style-name="T12"> <text:s text:c="2"/>= <text:s text:c="2"/>-1 <text:s/>R</text:span><text:span text:style-name="T93">12</text:span></text:p>
      <text:p text:style-name="P51"><text:span text:style-name="T12">K</text:span><text:span text:style-name="T93">12</text:span><text:span text:style-name="T12"> <text:s/>1 <text:s text:c="17"/>0 <text:s text:c="3"/>0</text:span></text:p>
      <text:p text:style-name="P110"/>
      <text:p text:style-name="P51"><text:span text:style-name="T12">We now proceed to operate on C</text:span><text:span text:style-name="T93">3</text:span><text:span text:style-name="T12">.</text:span></text:p>
      <text:p text:style-name="P110"/>
      <text:p text:style-name="P44"><text:span text:style-name="T39">16</text:span><text:span text:style-name="T12">. <text:s/>CEX cs</text:span><text:span text:style-name="T93">12</text:span><text:span text:style-name="T12"> and C</text:span><text:span text:style-name="T93">3</text:span><text:span text:style-name="T12"> yielding S</text:span><text:span text:style-name="T93">3</text:span><text:span text:style-name="T12"> and N</text:span><text:span text:style-name="T93">3</text:span><text:span text:style-name="T12">.</text:span></text:p>
      <text:p text:style-name="P98"/>
      <text:p text:style-name="P52"><text:span text:style-name="T12">17. <text:s/>MAD <text:s/>N</text:span><text:span text:style-name="T93">3</text:span><text:span text:style-name="T12">' = N</text:span><text:span text:style-name="T93">3</text:span><text:span text:style-name="T12"> + S</text:span><text:span text:style-name="T93">3</text:span><text:span text:style-name="T12"> * R</text:span><text:span text:style-name="T93">12</text:span><text:span text:style-name="T12">.</text:span></text:p>
      <text:p text:style-name="P104"/>
      <text:p text:style-name="P52"><text:span text:style-name="T12">18. <text:s/>ECH N</text:span><text:span text:style-name="T93">3</text:span><text:span text:style-name="T12">' -&gt; rs</text:span><text:span text:style-name="T93">3</text:span><text:span text:style-name="T12"> cs</text:span><text:span text:style-name="T93">3</text:span><text:span text:style-name="T12"> R</text:span><text:span text:style-name="T93">3</text:span><text:span text:style-name="T12"> K</text:span><text:span text:style-name="T93">3</text:span><text:span text:style-name="T12"> M</text:span><text:span text:style-name="T93">3</text:span><text:span text:style-name="T12">.</text:span></text:p>
      <text:p text:style-name="P111"/>
      <text:p text:style-name="P52"><text:span text:style-name="T31">W</text:span><text:span text:style-name="T12">e are now in a position to release the rs and cs for the entire job.</text:span></text:p>
      <text:p text:style-name="P104"/>
      <text:p text:style-name="P52"><text:span text:style-name="T12">19. <text:s/>rs is simply a concatenation of rs</text:span><text:span text:style-name="T93">12</text:span><text:span text:style-name="T12"> and rs</text:span><text:span text:style-name="T93">3</text:span><text:span text:style-name="T12">.</text:span></text:p>
      <text:p text:style-name="P104"/>
      <text:p text:style-name="P52"><text:span text:style-name="T12">20. <text:s/>UNH is applied to cs</text:span><text:span text:style-name="T93">12</text:span><text:span text:style-name="T12"> and cs</text:span><text:span text:style-name="T93">3</text:span><text:span text:style-name="T12"> to give cs and rf</text:span><text:span text:style-name="T93">123</text:span><text:span text:style-name="T12">.</text:span></text:p>
      <text:p text:style-name="P104"/>
      <text:p text:style-name="P131">Our next objective is to compute the overall remnant R. <text:s/>At the moment we have</text:p>
      <text:p text:style-name="P131"/>
      <text:p text:style-name="P56"><text:span text:style-name="T12">-1 - R</text:span><text:span text:style-name="T93">12</text:span><text:span text:style-name="T12"> -</text:span></text:p>
      <text:p text:style-name="P56"><text:span text:style-name="T12"><text:s/>0 -1 R</text:span><text:span text:style-name="T93">3</text:span></text:p>
      <text:p text:style-name="P131"/>
      <text:p text:style-name="P56"><text:span text:style-name="T12">21. <text:s/>CEX applying cs</text:span><text:span text:style-name="T93">3</text:span><text:span text:style-name="T12"> to R</text:span><text:span text:style-name="T93">12</text:span><text:span text:style-name="T12"> giving S</text:span><text:span text:style-name="T93">12</text:span><text:span text:style-name="T12"> and N</text:span><text:span text:style-name="T93">12</text:span><text:span text:style-name="T12">.</text:span></text:p>
      <text:p text:style-name="P131"><text:soft-page-break/></text:p>
      <text:p text:style-name="P56"><text:span text:style-name="T12">22. <text:s/>MAD N</text:span><text:span text:style-name="T93">12</text:span><text:span text:style-name="T12">' = N</text:span><text:span text:style-name="T93">12</text:span><text:span text:style-name="T12"> + S</text:span><text:span text:style-name="T93">12</text:span><text:span text:style-name="T12"> * R</text:span><text:span text:style-name="T93">3</text:span><text:span text:style-name="T12">.</text:span></text:p>
      <text:p text:style-name="P131"/>
      <text:p text:style-name="P56"><text:span text:style-name="T12">23. <text:s/>Simply concatenate N</text:span><text:span text:style-name="T93">12</text:span><text:span text:style-name="T12">' and R</text:span><text:span text:style-name="T93">3</text:span><text:span text:style-name="T12"> to give R.</text:span></text:p>
      <text:p text:style-name="P131"/>
      <text:p text:style-name="P131">Now we must return to consider the transformation matrix.</text:p>
      <text:p text:style-name="P133"/>
      <text:p text:style-name="P57"><text:span text:style-name="T12">We start with</text:span><text:span text:style-name="T46"> step 17</text:span></text:p>
      <text:p text:style-name="P131"/>
      <text:p text:style-name="P56"><text:span text:style-name="T46">1 <text:s/></text:span><text:span text:style-name="T44"><text:s/>0 </text:span><text:span text:style-name="T46"><text:s/>0</text:span><text:span text:style-name="T44"> <text:s text:c="5"/></text:span><text:span text:style-name="T12">M</text:span><text:span text:style-name="T93">12</text:span><text:span text:style-name="T12"> </text:span><text:span text:style-name="T44"><text:s/></text:span><text:span text:style-name="T12">0 <text:s text:c="2"/></text:span><text:span text:style-name="T44"><text:s/>0 <text:s text:c="4"/>C</text:span><text:span text:style-name="T106">12</text:span><text:span text:style-name="T44"> </text:span><text:span text:style-name="T12"><text:s text:c="2"/></text:span><text:span text:style-name="T44">C</text:span><text:span text:style-name="T106">12</text:span><text:span text:style-name="T44"> <text:s text:c="8"/></text:span><text:span text:style-name="T12"><text:s/>=</text:span><text:span text:style-name="T44"> </text:span><text:span text:style-name="T46"><text:s/>1 <text:s text:c="4"/>0 <text:s/>0</text:span><text:span text:style-name="T44"> <text:s text:c="3"/></text:span><text:span text:style-name="T46"><text:s/></text:span><text:span text:style-name="T12"><text:s/>-1 </text:span><text:span text:style-name="T44"><text:s text:c="3"/></text:span><text:span text:style-name="T12">R</text:span><text:span text:style-name="T93">12</text:span><text:span text:style-name="T44"> = </text:span><text:span text:style-name="T45"><text:s text:c="2"/></text:span><text:span text:style-name="T46"><text:s text:c="2"/></text:span><text:span text:style-name="T45">-1 <text:s/>R</text:span><text:span text:style-name="T107">12</text:span></text:p>
      <text:p text:style-name="P56"><text:span text:style-name="T44"><text:s/>0 <text:s/>1 <text:s/>0 <text:s text:c="5"/></text:span><text:span text:style-name="T12">K</text:span><text:span text:style-name="T93">12</text:span><text:span text:style-name="T12"> </text:span><text:span text:style-name="T44"><text:s/></text:span><text:span text:style-name="T12">1 <text:s text:c="3"/></text:span><text:span text:style-name="T44">0</text:span><text:span text:style-name="T12"> <text:s text:c="5"/></text:span><text:span text:style-name="T44">C</text:span><text:span text:style-name="T106">12</text:span><text:span text:style-name="T44"> <text:s text:c="2"/>C</text:span><text:span text:style-name="T106">12</text:span><text:span text:style-name="T12"> <text:s text:c="3"/></text:span><text:span text:style-name="T44"><text:s text:c="10"/>0 <text:s text:c="3"/>1 <text:s/>0 <text:s text:c="4"/></text:span><text:span text:style-name="T46"><text:s text:c="3"/></text:span><text:span text:style-name="T12"><text:s/>0 <text:s/></text:span><text:span text:style-name="T44"><text:s text:c="2"/></text:span><text:span text:style-name="T12"><text:s/>0</text:span><text:span text:style-name="T44"> <text:s text:c="2"/></text:span><text:span text:style-name="T46"><text:s text:c="2"/></text:span><text:span text:style-name="T44"><text:s text:c="2"/></text:span><text:span text:style-name="T46"><text:s/></text:span><text:span text:style-name="T45"><text:s text:c="3"/>0 <text:s text:c="2"/>0</text:span></text:p>
      <text:p text:style-name="P56"><text:span text:style-name="T46">S</text:span><text:span text:style-name="T108">3</text:span><text:span text:style-name="T44"> <text:s/>0 <text:s/>1 <text:s text:c="5"/>0 <text:s text:c="4"/>0 <text:s text:c="3"/>1 <text:s text:c="6"/></text:span><text:span text:style-name="T45">S</text:span><text:span text:style-name="T107">3</text:span><text:span text:style-name="T44"> <text:s/></text:span><text:span text:style-name="T45">N</text:span><text:span text:style-name="T107">3</text:span><text:span text:style-name="T44"> <text:s text:c="10"/></text:span><text:span text:style-name="T45"><text:s text:c="2"/></text:span><text:span text:style-name="T44"><text:s/></text:span><text:span text:style-name="T46"><text:s/></text:span><text:span text:style-name="T44"><text:s/></text:span><text:span text:style-name="T46">S</text:span><text:span text:style-name="T108">3</text:span><text:span text:style-name="T44"> <text:s text:c="3"/>0 <text:s/>1 <text:s text:c="3"/></text:span><text:span text:style-name="T46"><text:s text:c="3"/></text:span><text:span text:style-name="T44"><text:s/></text:span><text:span text:style-name="T45">S</text:span><text:span text:style-name="T107">3</text:span><text:span text:style-name="T44"> <text:s/></text:span><text:span text:style-name="T45">N</text:span><text:span text:style-name="T107">3</text:span><text:span text:style-name="T45"> <text:s text:c="9"/>0 <text:s/></text:span><text:span text:style-name="T46">N</text:span><text:span text:style-name="T108">3</text:span><text:span text:style-name="T46">'</text:span></text:p>
      <text:p text:style-name="P134"/>
      <text:p text:style-name="P58"><text:span text:style-name="T44">S</text:span><text:span text:style-name="T12">o our transformation matrix is, so far . . .</text:span></text:p>
      <text:p text:style-name="P135"/>
      <text:p text:style-name="P58"><text:span text:style-name="T12">24. <text:s/>MUL <text:s/>S</text:span><text:span text:style-name="T93">3</text:span><text:span text:style-name="T12">' = S</text:span><text:span text:style-name="T93">3</text:span><text:span text:style-name="T12"> * M</text:span><text:span text:style-name="T93">12</text:span><text:span text:style-name="T12">.</text:span></text:p>
      <text:p text:style-name="P135"/>
      <text:p text:style-name="P58"><text:span text:style-name="T12"><text:s text:c="2"/>M</text:span><text:span text:style-name="T93">12</text:span><text:span text:style-name="T12"> <text:s text:c="2"/>0 <text:s/>0 <text:s text:c="2"/>= <text:s text:c="2"/>M</text:span><text:span text:style-name="T93">12</text:span><text:span text:style-name="T12"> 0 0</text:span></text:p>
      <text:p text:style-name="P58"><text:span text:style-name="T12"><text:s text:c="2"/>K</text:span><text:span text:style-name="T93">12</text:span><text:span text:style-name="T12"> <text:s text:c="3"/>1 <text:s/>0 <text:s text:c="7"/>K</text:span><text:span text:style-name="T93">12</text:span><text:span text:style-name="T12"> <text:s/>1 0</text:span></text:p>
      <text:p text:style-name="P58"><text:span text:style-name="T12">S</text:span><text:span text:style-name="T93">3</text:span><text:span text:style-name="T12">M</text:span><text:span text:style-name="T93">12</text:span><text:span text:style-name="T12"> <text:s/>0 <text:s/>1 <text:s text:c="7"/>S</text:span><text:span text:style-name="T93">3</text:span><text:span text:style-name="T12">' <text:s/>0 <text:s text:c="2"/>1</text:span></text:p>
      <text:p text:style-name="P135"/>
      <text:p text:style-name="P58"><text:span text:style-name="T12">We then applied the row-select rs</text:span><text:span text:style-name="T93">3</text:span><text:span text:style-name="T12"> to N</text:span><text:span text:style-name="T93">3</text:span><text:span text:style-name="T12">', so we must apply it also to S</text:span><text:span text:style-name="T93">3</text:span><text:span text:style-name="T12">'</text:span></text:p>
      <text:p text:style-name="P135"/>
      <text:p text:style-name="P58"><text:span text:style-name="T12">25. <text:s text:c="2"/>REX rs</text:span><text:span text:style-name="T93">3</text:span><text:span text:style-name="T12"> to S</text:span><text:span text:style-name="T93">3</text:span><text:span text:style-name="T12">' giving P</text:span><text:span text:style-name="T93">3</text:span><text:span text:style-name="T12"> (selected) and Q</text:span><text:span text:style-name="T93">3</text:span><text:span text:style-name="T12"> (non-selected).</text:span></text:p>
      <text:p text:style-name="P135"/>
      <text:p text:style-name="P136">After that we multiplied by </text:p>
      <text:p text:style-name="P136"/>
      <text:p text:style-name="P59"><text:span text:style-name="T12">M</text:span><text:span text:style-name="T93">3</text:span><text:span text:style-name="T12"> 0</text:span></text:p>
      <text:p text:style-name="P59"><text:span text:style-name="T12">K</text:span><text:span text:style-name="T93">3</text:span><text:span text:style-name="T12"> <text:s/>1</text:span></text:p>
      <text:p text:style-name="P136"/>
      <text:p text:style-name="P59"><text:span text:style-name="T12">1 0 <text:s/>0 <text:s text:c="2"/>0 <text:s text:c="5"/>M</text:span><text:span text:style-name="T93">12</text:span><text:span text:style-name="T12"> 0 0 0 <text:s text:c="3"/>= <text:s text:c="3"/>M</text:span><text:span text:style-name="T93">12</text:span><text:span text:style-name="T12"> <text:s text:c="5"/>0 <text:s text:c="2"/></text:span><text:span text:style-name="T47"><text:s/></text:span><text:span text:style-name="T12"><text:s/>0 <text:s/></text:span><text:span text:style-name="T47"><text:s/></text:span><text:span text:style-name="T12">0</text:span><text:span text:style-name="T47"> <text:s text:c="3"/>= <text:s/>M</text:span><text:span text:style-name="T109">12</text:span><text:span text:style-name="T47"> 0 0 0</text:span></text:p>
      <text:p text:style-name="P59"><text:span text:style-name="T12">0 1 <text:s/>0 <text:s text:c="2"/>0 <text:s text:c="5"/>K</text:span><text:span text:style-name="T93">12</text:span><text:span text:style-name="T12"> 1 0 0 <text:s text:c="9"/>K</text:span><text:span text:style-name="T93">12</text:span><text:span text:style-name="T12"> <text:s text:c="6"/></text:span><text:span text:style-name="T47"><text:s/></text:span><text:span text:style-name="T12">1 <text:s text:c="4"/>0 <text:s/></text:span><text:span text:style-name="T47"><text:s/></text:span><text:span text:style-name="T12">0</text:span><text:span text:style-name="T47"> <text:s text:c="7"/>K</text:span><text:span text:style-name="T109">12</text:span><text:span text:style-name="T47"> <text:s/>1 0 0</text:span></text:p>
      <text:p text:style-name="P59"><text:span text:style-name="T12">0 0 M</text:span><text:span text:style-name="T93">3</text:span><text:span text:style-name="T12"> 0 <text:s text:c="5"/>P</text:span><text:span text:style-name="T93">3</text:span><text:span text:style-name="T12"> <text:s/>0 1 0 <text:s text:c="8"/>M</text:span><text:span text:style-name="T93">3</text:span><text:span text:style-name="T12">P</text:span><text:span text:style-name="T93">3 <text:s text:c="7"/></text:span><text:span text:style-name="T12"><text:s/></text:span><text:span text:style-name="T47"><text:s/></text:span><text:span text:style-name="T12">0 <text:s text:c="2"/></text:span><text:span text:style-name="T47"><text:s/></text:span><text:span text:style-name="T12">M</text:span><text:span text:style-name="T93">3</text:span><text:span text:style-name="T12"> <text:s/>0</text:span><text:span text:style-name="T47"> <text:s text:c="7"/>M</text:span><text:span text:style-name="T109">3</text:span><text:span text:style-name="T47">' 0 M</text:span><text:span text:style-name="T109">3</text:span><text:span text:style-name="T47"> 0</text:span></text:p>
      <text:p text:style-name="P59"><text:span text:style-name="T12">0 0 K</text:span><text:span text:style-name="T93">3</text:span><text:span text:style-name="T12"> <text:s/>1 <text:s text:c="5"/>Q</text:span><text:span text:style-name="T93">3</text:span><text:span text:style-name="T12"> 0 <text:s/>0 </text:span><text:span text:style-name="T47">1</text:span><text:span text:style-name="T12"> <text:s/></text:span><text:span text:style-name="T47"><text:s/></text:span><text:span text:style-name="T12"><text:s text:c="4"/>K</text:span><text:span text:style-name="T93">3</text:span><text:span text:style-name="T12">P</text:span><text:span text:style-name="T93">3</text:span><text:span text:style-name="T12">+Q</text:span><text:span text:style-name="T93">3</text:span><text:span text:style-name="T12"> <text:s/>0 </text:span><text:span text:style-name="T47"><text:s text:c="2"/></text:span><text:span text:style-name="T12"><text:s/>K</text:span><text:span text:style-name="T93">3</text:span><text:span text:style-name="T47"> <text:s text:c="2"/>1 <text:s text:c="6"/>K</text:span><text:span text:style-name="T109">3</text:span><text:span text:style-name="T47">' <text:s/>0 <text:s/>K</text:span><text:span text:style-name="T109">3</text:span><text:span text:style-name="T47"> 1</text:span></text:p>
      <text:p text:style-name="P137"/>
      <text:p text:style-name="P60"><text:span text:style-name="T12">26. <text:s/>MUL <text:s text:c="2"/>M</text:span><text:span text:style-name="T93">3</text:span><text:span text:style-name="T12">' = M</text:span><text:span text:style-name="T93">3</text:span><text:span text:style-name="T12">P</text:span><text:span text:style-name="T93">3</text:span><text:span text:style-name="T12">.</text:span></text:p>
      <text:p text:style-name="P138"/>
      <text:p text:style-name="P60"><text:span text:style-name="T12">27. <text:s/>MAD <text:s text:c="2"/>K</text:span><text:span text:style-name="T93">3</text:span><text:span text:style-name="T12">' = Q</text:span><text:span text:style-name="T93">3</text:span><text:span text:style-name="T12"> + K</text:span><text:span text:style-name="T93">3</text:span><text:span text:style-name="T12">P</text:span><text:span text:style-name="T93">3</text:span><text:span text:style-name="T12">.</text:span></text:p>
      <text:p text:style-name="P138"/>
      <text:p text:style-name="P138">28. <text:s/>We are now in a position to assemble K from the components.</text:p>
      <text:p text:style-name="P138"/>
      <text:p text:style-name="P60"><text:span text:style-name="T12">K = K</text:span><text:span text:style-name="T93">12</text:span><text:span text:style-name="T12"> 0</text:span></text:p>
      <text:p text:style-name="P60"><text:span text:style-name="T12"><text:s text:c="7"/>K</text:span><text:span text:style-name="T93">3</text:span><text:span text:style-name="T12">' <text:s/>K</text:span><text:span text:style-name="T93">3</text:span></text:p>
      <text:p text:style-name="P135"><text:soft-page-break/></text:p>
      <text:p text:style-name="P138">Finally we must do the last bit of back-cleaning. <text:s/>Our matrix so far looks like</text:p>
      <text:p text:style-name="P138"/>
      <text:p text:style-name="P60"><text:span text:style-name="T12">-1 - R</text:span><text:span text:style-name="T93">12</text:span><text:span text:style-name="T12"> -</text:span></text:p>
      <text:p text:style-name="P60"><text:span text:style-name="T12"><text:s/>0 <text:s/>-1 <text:s text:c="2"/>R</text:span><text:span text:style-name="T93">3</text:span></text:p>
      <text:p text:style-name="P135"/>
      <text:p text:style-name="P138">We therefore must do the column extract</text:p>
      <text:p text:style-name="P138"/>
      <text:p text:style-name="P60"><text:span text:style-name="T12">29. CEX applying cs</text:span><text:span text:style-name="T93">3</text:span><text:span text:style-name="T12"> to R</text:span><text:span text:style-name="T93">12</text:span><text:span text:style-name="T12"> giving P</text:span><text:span text:style-name="T93">12</text:span><text:span text:style-name="T12"> and Q</text:span><text:span text:style-name="T93">12</text:span><text:span text:style-name="T12">.</text:span></text:p>
      <text:p text:style-name="P138"/>
      <text:p text:style-name="P60"><text:span text:style-name="T12">-1 P</text:span><text:span text:style-name="T93">12</text:span><text:span text:style-name="T12"> Q</text:span><text:span text:style-name="T93">12</text:span></text:p>
      <text:p text:style-name="P60"><text:span text:style-name="T12"><text:s/>0 <text:s/>-1 <text:s/>R</text:span><text:span text:style-name="T93">3</text:span><text:span text:style-name="T48">.</text:span></text:p>
      <text:p text:style-name="P139"/>
      <text:p text:style-name="P140">We then multiply by</text:p>
      <text:p text:style-name="P140"/>
      <text:p text:style-name="P61"><text:span text:style-name="T12">1 P</text:span><text:span text:style-name="T93">12</text:span><text:span text:style-name="T12"> <text:s text:c="4"/>-1 P</text:span><text:span text:style-name="T93">12</text:span><text:span text:style-name="T12"> Q</text:span><text:span text:style-name="T93">12</text:span><text:span text:style-name="T12"> <text:s/>= <text:s/>-1 <text:s/>0 <text:s/>Q</text:span><text:span text:style-name="T93">12</text:span><text:span text:style-name="T12">+P</text:span><text:span text:style-name="T93">12</text:span><text:span text:style-name="T12">R</text:span><text:span text:style-name="T93">3</text:span><text:span text:style-name="T12"> <text:s text:c="3"/>= <text:s/>-1 0 R</text:span><text:span text:style-name="T93">4</text:span></text:p>
      <text:p text:style-name="P61"><text:span text:style-name="T12">0 <text:s/>1 <text:s text:c="7"/>0 -1 <text:s text:c="2"/>R</text:span><text:span text:style-name="T93">3</text:span><text:span text:style-name="T12"> <text:s text:c="7"/>0 -1 <text:s text:c="6"/>R</text:span><text:span text:style-name="T93">3</text:span><text:span text:style-name="T12"> <text:s text:c="15"/>0 -1 R</text:span><text:span text:style-name="T93">3</text:span></text:p>
      <text:p text:style-name="P140"/>
      <text:p text:style-name="P61"><text:span text:style-name="T12">30. <text:s/>MAD <text:s/>R</text:span><text:span text:style-name="T93">4</text:span><text:span text:style-name="T12"> = Q</text:span><text:span text:style-name="T93">12</text:span><text:span text:style-name="T12"> + P</text:span><text:span text:style-name="T93">12</text:span><text:span text:style-name="T12">R</text:span><text:span text:style-name="T93">3</text:span></text:p>
      <text:p text:style-name="P135"/>
      <text:p text:style-name="P141">31. <text:s/>We are now in a position to produce the remnant by combining R<text:span text:style-name="T93">4</text:span> and R<text:span text:style-name="T93">3</text:span>.</text:p>
      <text:p text:style-name="P141"/>
      <text:p text:style-name="P141">Finally we want to complete the transformation matrix</text:p>
      <text:p text:style-name="P141"/>
      <text:p text:style-name="P141">1 P<text:span text:style-name="T93">12</text:span> <text:s text:c="5"/>M<text:span text:style-name="T93">12</text:span> <text:s/>0 <text:s text:c="5"/>= <text:s text:c="2"/>M<text:span text:style-name="T93">12</text:span> <text:s text:c="2"/>P<text:span text:style-name="T93">12</text:span>M<text:span text:style-name="T93">3</text:span> <text:s text:c="2"/>= <text:s/>M<text:span text:style-name="T93">12</text:span> <text:s/>M<text:span text:style-name="T93">5</text:span></text:p>
      <text:p text:style-name="P141">0 <text:s/>1 <text:s text:c="6"/>M<text:span text:style-name="T93">3</text:span>' <text:s/>M<text:span text:style-name="T93">3</text:span> <text:s text:c="8"/>M<text:span text:style-name="T93">3</text:span>' <text:s text:c="3"/>M<text:span text:style-name="T93">3</text:span> <text:s text:c="11"/>M<text:span text:style-name="T93">3</text:span>' <text:s/>M<text:span text:style-name="T93">3</text:span></text:p>
      <text:p text:style-name="P141"/>
      <text:p text:style-name="P141">32. <text:s/>M<text:span text:style-name="T93">5</text:span> = P<text:span text:style-name="T93">12</text:span>M<text:span text:style-name="T93">3</text:span></text:p>
      <text:p text:style-name="P135"/>
      <text:p text:style-name="P141">33. <text:s/>Finally we need to combine the four Ms (M<text:span text:style-name="T93">12</text:span> M<text:span text:style-name="T93">5</text:span> M<text:span text:style-name="T93">3</text:span>' M<text:span text:style-name="T93">3</text:span>) into the output M.</text:p>
      <text:p text:style-name="P134"/>
      <text:p text:style-name="P145">======================== <text:s/>Junk from here ==============================</text:p>
      <text:p text:style-name="P145"><text:span text:style-name="T49"/></text:p>
      <text:p text:style-name="P145"><text:span text:style-name="T49">cs </text:span><text:span text:style-name="T35">20</text:span><text:span text:style-name="T49"> cs</text:span><text:span text:style-name="T110">12</text:span><text:span text:style-name="T49"> cs</text:span><text:span text:style-name="T110">3</text:span><text:span text:style-name="T49">.</text:span></text:p>
      <text:p text:style-name="P54"><text:span text:style-name="T12">rs </text:span><text:span text:style-name="T33">19</text:span><text:span text:style-name="T40"> rs</text:span><text:span text:style-name="T104">12</text:span><text:span text:style-name="T40"> rs</text:span><text:span text:style-name="T104">3</text:span></text:p>
      <text:p text:style-name="P53"><text:span text:style-name="T12">cs</text:span><text:span text:style-name="T93">3</text:span><text:span text:style-name="T12"> </text:span><text:span text:style-name="T33">18</text:span><text:span text:style-name="T40"> N</text:span><text:span text:style-name="T104">3</text:span><text:span text:style-name="T40">'</text:span></text:p>
      <text:p text:style-name="P53"><text:span text:style-name="T12">N</text:span><text:span text:style-name="T93">3</text:span><text:span text:style-name="T12">'</text:span><text:span text:style-name="T42"> </text:span><text:span text:style-name="T34">17</text:span><text:span text:style-name="T41"> N</text:span><text:span text:style-name="T105">3</text:span><text:span text:style-name="T41"> S</text:span><text:span text:style-name="T105">3</text:span><text:span text:style-name="T41"> R</text:span><text:span text:style-name="T105">12</text:span></text:p>
      <text:p text:style-name="P54"><text:span text:style-name="T12">S</text:span><text:span text:style-name="T93">3</text:span><text:span text:style-name="T12"> </text:span><text:span text:style-name="T33">16</text:span><text:span text:style-name="T40"> cs</text:span><text:span text:style-name="T104">12</text:span><text:span text:style-name="T40"> C</text:span><text:span text:style-name="T104">3</text:span></text:p>
      <text:p text:style-name="P53"><text:span text:style-name="T12">cs</text:span><text:span text:style-name="T93">12</text:span><text:span text:style-name="T12"> </text:span><text:span text:style-name="T33">6</text:span><text:span text:style-name="T40"> cs</text:span><text:span text:style-name="T104">1</text:span><text:span text:style-name="T40"> cs</text:span><text:span text:style-name="T104">2</text:span></text:p>
      <text:p text:style-name="P103">cs<text:span text:style-name="T93">1</text:span> <text:span text:style-name="T52">2</text:span><text:span text:style-name="T58"> C</text:span><text:span text:style-name="T104">1</text:span></text:p>
      <text:p text:style-name="P103">cs<text:span text:style-name="T93">2</text:span> <text:span text:style-name="T52">5</text:span><text:span text:style-name="T58"> N</text:span><text:span text:style-name="T104">2</text:span><text:span text:style-name="T58">'</text:span></text:p>
      <text:p text:style-name="P53">C<text:span text:style-name="T93">1</text:span><text:span text:style-name="T42"> </text:span><text:span text:style-name="T34">1</text:span><text:span text:style-name="T41"> Input C.</text:span></text:p>
      <text:p text:style-name="P53">N<text:span text:style-name="T93">2</text:span><text:span text:style-name="T12">'</text:span></text:p>
      <text:p text:style-name="P54"><text:soft-page-break/>N<text:span text:style-name="T93">3</text:span></text:p>
      <text:p text:style-name="P54">R<text:span text:style-name="T93">12</text:span></text:p>
      <text:p text:style-name="P54">rs<text:span text:style-name="T93">12</text:span></text:p>
      <text:p text:style-name="P54"><text:span text:style-name="T12">rs</text:span><text:span text:style-name="T93">3</text:span></text:p>
      <text:p text:style-name="P146"/>
      <text:p text:style-name="P55"/>
      <text:p text:style-name="P21">This document <text:span text:style-name="T85">is an initial stab at the design of the recursive echelize function. <text:s/>The idea is to provide service for the larger-scale multi-core "mech" function (as well as other, cut-down versions), so one key requirement is early release. <text:s/>Hence the work of the recursive echelize is broken into four parts.</text:span></text:p>
      <text:p text:style-name="P7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6">Stage</text:p>
          </table:table-cell>
          <table:table-cell table:style-name="Table2.A1" office:value-type="string">
            <text:p text:style-name="P129">Needs</text:p>
          </table:table-cell>
          <table:table-cell table:style-name="Table2.A1" office:value-type="string">
            <text:p text:style-name="P124">Job</text:p>
          </table:table-cell>
          <table:table-cell table:style-name="Table2.A1" office:value-type="string">
            <text:p text:style-name="P124">Work</text:p>
          </table:table-cell>
          <table:table-cell table:style-name="Table2.A1" office:value-type="string">
            <text:p text:style-name="P124">Input<text:span text:style-name="T50">s</text:span></text:p>
          </table:table-cell>
          <table:table-cell table:style-name="Table2.A1" office:value-type="string">
            <text:p text:style-name="P124">Result</text:p>
          </table:table-cell>
          <table:table-cell table:style-name="Table2.G1" office:value-type="string">
            <text:p text:style-name="P124">Other output<text:span text:style-name="T50">s</text:span></text:p>
          </table:table-cell>
        </table:table-row>
        <table:table-row>
          <table:table-cell table:style-name="Table2.A2" office:value-type="string">
            <text:p text:style-name="P124"><text:span text:style-name="T85">EC</text:span>1</text:p>
          </table:table-cell>
          <table:table-cell table:style-name="Table2.A2" office:value-type="string">
            <text:p text:style-name="P129"><text:s text:c="4"/>-</text:p>
          </table:table-cell>
          <table:table-cell table:style-name="Table2.A2" office:value-type="string">
            <text:p text:style-name="P124">Forward clean</text:p>
          </table:table-cell>
          <table:table-cell table:style-name="Table2.A2" office:value-type="string">
            <text:p text:style-name="P124">33%</text:p>
          </table:table-cell>
          <table:table-cell table:style-name="Table2.A2" office:value-type="string">
            <text:p text:style-name="P124">C</text:p>
          </table:table-cell>
          <table:table-cell table:style-name="Table2.A2" office:value-type="string">
            <text:p text:style-name="P124">cs, rs</text:p>
          </table:table-cell>
          <table:table-cell table:style-name="Table2.G2" office:value-type="string">
            <text:p text:style-name="P124"><text:span text:style-name="T86">A</text:span>, <text:span text:style-name="T86">B</text:span></text:p>
          </table:table-cell>
        </table:table-row>
        <table:table-row>
          <table:table-cell table:style-name="Table2.A2" office:value-type="string">
            <text:p text:style-name="P124"><text:span text:style-name="T85">EC</text:span>2</text:p>
          </table:table-cell>
          <table:table-cell table:style-name="Table2.A2" office:value-type="string">
            <text:p text:style-name="P129">EC1</text:p>
          </table:table-cell>
          <table:table-cell table:style-name="Table2.A2" office:value-type="string">
            <text:p text:style-name="P124">Forward clean trafo</text:p>
          </table:table-cell>
          <table:table-cell table:style-name="Table2.A2" office:value-type="string">
            <text:p text:style-name="P124">17%</text:p>
          </table:table-cell>
          <table:table-cell table:style-name="Table2.A2" office:value-type="string">
            <text:p text:style-name="P127">A<text:span text:style-name="T91"> rs</text:span></text:p>
          </table:table-cell>
          <table:table-cell table:style-name="Table2.A2" office:value-type="string">
            <text:p text:style-name="P124"><text:span text:style-name="T86">K c</text:span>leaner</text:p>
          </table:table-cell>
          <table:table-cell table:style-name="Table2.G2" office:value-type="string">
            <text:p text:style-name="P127">L</text:p>
          </table:table-cell>
        </table:table-row>
        <table:table-row>
          <table:table-cell table:style-name="Table2.A2" office:value-type="string">
            <text:p text:style-name="P124"><text:span text:style-name="T85">EC</text:span>3</text:p>
          </table:table-cell>
          <table:table-cell table:style-name="Table2.A2" office:value-type="string">
            <text:p text:style-name="P129">EC1</text:p>
          </table:table-cell>
          <table:table-cell table:style-name="Table2.A2" office:value-type="string">
            <text:p text:style-name="P124">Back clean</text:p>
          </table:table-cell>
          <table:table-cell table:style-name="Table2.A2" office:value-type="string">
            <text:p text:style-name="P124">0%</text:p>
          </table:table-cell>
          <table:table-cell table:style-name="Table2.A2" office:value-type="string">
            <text:p text:style-name="P127">B</text:p>
          </table:table-cell>
          <table:table-cell table:style-name="Table2.A2" office:value-type="string">
            <text:p text:style-name="P124"><text:span text:style-name="T50">R</text:span>emnant</text:p>
          </table:table-cell>
          <table:table-cell table:style-name="Table2.G2" office:value-type="string">
            <text:p text:style-name="P128">-</text:p>
          </table:table-cell>
        </table:table-row>
        <table:table-row>
          <table:table-cell table:style-name="Table2.A2" office:value-type="string">
            <text:p text:style-name="P124"><text:span text:style-name="T85">EC</text:span>4</text:p>
          </table:table-cell>
          <table:table-cell table:style-name="Table2.A2" office:value-type="string">
            <text:p text:style-name="P129">EC2</text:p>
          </table:table-cell>
          <table:table-cell table:style-name="Table2.A2" office:value-type="string">
            <text:p text:style-name="P124">Back clean trafo</text:p>
          </table:table-cell>
          <table:table-cell table:style-name="Table2.A2" office:value-type="string">
            <text:p text:style-name="P124">50%</text:p>
          </table:table-cell>
          <table:table-cell table:style-name="Table2.A2" office:value-type="string">
            <text:p text:style-name="P124"><text:span text:style-name="T86">B</text:span> <text:span text:style-name="T86">L</text:span></text:p>
          </table:table-cell>
          <table:table-cell table:style-name="Table2.A2" office:value-type="string">
            <text:p text:style-name="P124"><text:span text:style-name="T50">M</text:span>ultiplier</text:p>
          </table:table-cell>
          <table:table-cell table:style-name="Table2.G2" office:value-type="string">
            <text:p text:style-name="P124">-</text:p>
          </table:table-cell>
        </table:table-row>
      </table:table>
      <text:p text:style-name="P76"><text:s/></text:p>
      <text:p text:style-name="P22">Here C is the input matrix, <text:span text:style-name="T86">B</text:span> is an upper-triangular matrix, <text:span text:style-name="T86">L</text:span> is a lower triangular matrix, and <text:span text:style-name="T86">A</text:span> form<text:span text:style-name="T86">s</text:span> a record of the operations done<text:span text:style-name="T86">.</text:span></text:p>
      <text:p text:style-name="P22"/>
      <text:p text:style-name="P23">The first two issues are to build this functionality by chopping the matrix horizontally/vertically and using the various other utility functions. <text:s/>The remaining issue is to consider how to perform this functionality when the matrix is too small to chop, and how to decide which method is appropriate.<text:span text:style-name="T87"> <text:s/>First, however, we give a detailed description of the data packages.</text:span></text:p>
      <text:p text:style-name="P23"/>
      <text:p text:style-name="P70">Section <text:span text:style-name="T87">2</text:span> – <text:span text:style-name="T87">Data Packages</text:span></text:p>
      <text:p text:style-name="P26"/>
      <text:p text:style-name="P27"><text:span text:style-name="T88">C</text:span> The input matrix. <text:s/>This is an <text:span text:style-name="T67">nor</text:span> x <text:span text:style-name="T67">noc</text:span> matrix. <text:s/>The first stage finds all the pivots without back-cleaning at which point the <text:span text:style-name="T67">rank</text:span>, cs and rs are known.</text:p>
      <text:p text:style-name="P27"><text:span text:style-name="T88">rs</text:span> The row-select. <text:s/>This document assumes that standard rows must be selected. <text:s/>This is a bit-string with <text:span text:style-name="T67">nor</text:span> bits of which <text:span text:style-name="T67">rank</text:span> are set.</text:p>
      <text:p text:style-name="P27"><text:span text:style-name="T88">cs</text:span> The column select. <text:s/>Again we assume here that these are standard. <text:s/>This is a bit-string with <text:span text:style-name="T67">noc</text:span> bits of which <text:span text:style-name="T67">rank</text:span> are set.</text:p>
      <text:p text:style-name="P27"><text:span text:style-name="T89">A</text:span> The <text:span text:style-name="T91">notebook of the row operations done to put the matrix into (non-reduced) echelon form. <text:s/>The nature and format of this data set is a major outstanding issue. <text:s/>In principle it consists of a </text:span><text:span text:style-name="T68">nor</text:span><text:span text:style-name="T91"> x </text:span><text:span text:style-name="T68">rank</text:span><text:span text:style-name="T91"> matrix, where the rows correspond to the input rows and the columns correspond to the selected rows (only). <text:s/>The selected rows of this virtual matrix A consists of the multiplier, as far as it has got. <text:s/>The non-selected rows consist of the cleaner. <text:s/>The conversion of the notebook A into a real matrix is the job of the EC2 procedure, which also separates the selected and non-</text:span><text:soft-page-break/><text:span text:style-name="T91">selected rows to make the cleaner and the matrix L.</text:span></text:p>
      <text:p text:style-name="P28"><text:span text:style-name="T89">B</text:span> Th<text:span text:style-name="T91">is consists of a </text:span><text:span text:style-name="T68">rank</text:span><text:span text:style-name="T91"> x </text:span><text:span text:style-name="T68">noc</text:span><text:span text:style-name="T91"> matrix, being the selected rows after they have been put into (non-reduced) echelon form. <text:s/>For each row of B, the pivot is 1, and all the entries below it are zero. <text:s/>As this matrix is used twice (by EC3 to make the remnant and by EC4 to finish off the multiplier) it is possible that a pre-processing step be done to B to avoid duplication of work.</text:span></text:p>
      <text:p text:style-name="P29"><text:span text:style-name="T90">K</text:span> <text:span text:style-name="T92">- the "cleaner". <text:s/></text:span>Th<text:span text:style-name="T91">is consists of a matrix with </text:span><text:span text:style-name="T69">nor-r</text:span><text:span text:style-name="T68">ank</text:span><text:span text:style-name="T91"> rows (the non-selected ones) and </text:span><text:span text:style-name="T69">rank</text:span><text:span text:style-name="T91"> columns, corresponding to the selected rows. <text:s/>It expresses how the non-selected rows were made from the selected ones.</text:span></text:p>
      <text:p text:style-name="P28"><text:span text:style-name="T89">L</text:span> <text:span text:style-name="T91">This is a </text:span><text:span text:style-name="T66">rank</text:span><text:span text:style-name="T91"> x </text:span><text:span text:style-name="T68">rank</text:span><text:span text:style-name="T91"> matrix, giving the row operations done to convert the selected rows into the (non-reduced) echelon form matrix B.</text:span></text:p>
      <text:p text:style-name="P28"><text:span text:style-name="T90">R</text:span> The <text:span text:style-name="T92">remnant. <text:s/>This gives the non-selected columns on the selected rows, completing the Negative Reduced Echelon Form. <text:s/>It has </text:span><text:span text:style-name="T69">rank</text:span><text:span text:style-name="T92"> rows, corresponding to the selected rows, and </text:span><text:span text:style-name="T69">noc-rank</text:span><text:span text:style-name="T92"> columns, corresponding to the non-selected columns.</text:span></text:p>
      <text:p text:style-name="P28"><text:span text:style-name="T90">M</text:span> The <text:span text:style-name="T92">multiplier. <text:s/>This is a </text:span><text:span text:style-name="T69">rank</text:span><text:span text:style-name="T92"> x </text:span><text:span text:style-name="T69">rank</text:span><text:span text:style-name="T92"> matrix specifying how the selected rows are put into NREF. <text:s/>The rows correspond to the selected columns, and the columns correspond to the selected rows.</text:span></text:p>
      <text:p text:style-name="P27"/>
      <text:p text:style-name="P69">Section <text:span text:style-name="T87">3</text:span> – <text:span text:style-name="T86">Chop Vertically.</text:span></text:p>
      <text:p text:style-name="P25"/>
      <text:p text:style-name="P23">In this section we assume that the matrix C has been chopped vertically into C<text:span text:style-name="T94">1</text:span> | C<text:span text:style-name="T94">2</text:span><text:span text:style-name="T19"> .</text:span></text:p>
      <text:p text:style-name="P23"/>
      <text:p text:style-name="P65">Program<text:span text:style-name="T112"> for EC1.</text:span></text:p>
      <text:p text:style-name="P31"><text:span text:style-name="T111"><text:s text:c="2"/></text:span>1.<text:span text:style-name="T111"> <text:s/></text:span>EC1<text:span text:style-name="T93">1</text:span><text:span text:style-name="T12"> on C</text:span><text:span text:style-name="T93">1</text:span><text:span text:style-name="T12">, producing rs</text:span><text:span text:style-name="T93">1</text:span><text:span text:style-name="T12"> cs</text:span><text:span text:style-name="T93">1</text:span><text:span text:style-name="T12"> A</text:span><text:span text:style-name="T93">1</text:span><text:span text:style-name="T12"> B</text:span><text:span text:style-name="T93">1</text:span></text:p>
      <text:p text:style-name="P31"><text:span text:style-name="T20"><text:s text:c="2"/></text:span><text:span text:style-name="T12">2.</text:span><text:span text:style-name="T20"> <text:s/></text:span><text:span text:style-name="T12">EC2</text:span><text:span text:style-name="T93">1</text:span><text:span text:style-name="T12"> on A</text:span><text:span text:style-name="T93">1</text:span><text:span text:style-name="T12"> rs</text:span><text:span text:style-name="T93">1</text:span><text:span text:style-name="T12"> producing K</text:span><text:span text:style-name="T93">1</text:span><text:span text:style-name="T12"> and L</text:span><text:span text:style-name="T93">1</text:span></text:p>
      <text:p text:style-name="P31"><text:span text:style-name="T20"><text:s text:c="2"/></text:span><text:span text:style-name="T12">3.</text:span><text:span text:style-name="T20"> <text:s/></text:span><text:span text:style-name="T12">REX using rs</text:span><text:span text:style-name="T93">1</text:span><text:span text:style-name="T12"> on C</text:span><text:span text:style-name="T93">2</text:span><text:span text:style-name="T12"> producing S</text:span><text:span text:style-name="T93">2</text:span><text:span text:style-name="T12"> and N</text:span><text:span text:style-name="T93">2</text:span></text:p>
      <text:p text:style-name="P31"><text:span text:style-name="T111"><text:s text:c="2"/></text:span>4.<text:span text:style-name="T111"> <text:s/></text:span>MAD N<text:span text:style-name="T93">2</text:span><text:span text:style-name="T12">' = N</text:span><text:span text:style-name="T93">2</text:span><text:span text:style-name="T12"> + K</text:span><text:span text:style-name="T93">1</text:span><text:span text:style-name="T12"> * S</text:span><text:span text:style-name="T93">2</text:span></text:p>
      <text:p text:style-name="P31"><text:span text:style-name="T20"><text:s text:c="2"/></text:span><text:span text:style-name="T12">5.</text:span><text:span text:style-name="T20"> <text:s/></text:span><text:span text:style-name="T12">EC1</text:span><text:span text:style-name="T93">2</text:span><text:span text:style-name="T12"> on N</text:span><text:span text:style-name="T93">2</text:span><text:span text:style-name="T12">' producing rs</text:span><text:span text:style-name="T93">2</text:span><text:span text:style-name="T12"> cs</text:span><text:span text:style-name="T93">2</text:span><text:span text:style-name="T12"> A</text:span><text:span text:style-name="T93">2</text:span><text:span text:style-name="T12"> B</text:span><text:span text:style-name="T93">2</text:span></text:p>
      <text:p text:style-name="P31"><text:span text:style-name="T111"><text:s text:c="2"/></text:span>6.<text:span text:style-name="T111"> <text:s/></text:span>cs = concat(cs<text:span text:style-name="T93">1</text:span><text:span text:style-name="T12"> , cs</text:span><text:span text:style-name="T93">2</text:span><text:span text:style-name="T12">)</text:span></text:p>
      <text:p text:style-name="P31"><text:span text:style-name="T20"><text:s text:c="2"/></text:span><text:span text:style-name="T12">7.</text:span><text:span text:style-name="T20"> <text:s/></text:span><text:span text:style-name="T12">UNH(rs</text:span><text:span text:style-name="T93">1</text:span><text:span text:style-name="T12"> , rs</text:span><text:span text:style-name="T93">2</text:span><text:span text:style-name="T12">) -&gt; rs, rf</text:span><text:span text:style-name="T21"> (notice that rf is not mentioned anywhere yet!)</text:span></text:p>
      <text:p text:style-name="P34"><text:span text:style-name="T12"><text:s text:c="2"/>8. <text:s/>MUL B' = L</text:span><text:span text:style-name="T93">1</text:span><text:span text:style-name="T12"> * S</text:span><text:span text:style-name="T93">2</text:span></text:p>
      <text:p text:style-name="P34"><text:span text:style-name="T12"><text:s text:c="2"/>9. <text:s/>Concatenate matrices B = (B</text:span><text:span text:style-name="T93">1</text:span><text:span text:style-name="T12"> B') , (0 B</text:span><text:span text:style-name="T93">2</text:span><text:span text:style-name="T12">)</text:span></text:p>
      <text:p text:style-name="P34"><text:span text:style-name="T12">10. <text:s/>A is a list containing rs</text:span><text:span text:style-name="T93">1</text:span><text:span text:style-name="T12"> K</text:span><text:span text:style-name="T93">1</text:span><text:span text:style-name="T12"> L</text:span><text:span text:style-name="T93">1</text:span><text:span text:style-name="T12"> rs</text:span><text:span text:style-name="T93">2</text:span><text:span text:style-name="T12"> A</text:span><text:span text:style-name="T93">2</text:span><text:span text:style-name="T12"> as it stands at the moment. <text:s/>Perhaps we should run</text:span></text:p>
      <text:p text:style-name="P34"><text:span text:style-name="T12"><text:s text:c="7"/>EC2 on rs</text:span><text:span text:style-name="T93">2</text:span><text:span text:style-name="T12"> A</text:span><text:span text:style-name="T93">2</text:span><text:span text:style-name="T12"> to make K</text:span><text:span text:style-name="T93">2</text:span><text:span text:style-name="T12"> L</text:span><text:span text:style-name="T93">2</text:span><text:span text:style-name="T12"> to make </text:span><text:span text:style-name="T21">A a bit </text:span><text:span text:style-name="T12">more uniform</text:span><text:span text:style-name="T21">.</text:span></text:p>
      <text:p text:style-name="P30"/>
      <text:p text:style-name="P71">Section <text:span text:style-name="T112">4</text:span> – <text:span text:style-name="T86">Chop Horizontally.</text:span></text:p>
      <text:p text:style-name="P35"/>
      <text:p text:style-name="P24">In this section we assume that the matrix C has been chopped <text:span text:style-name="T112">horizontally, with </text:span>C<text:span text:style-name="T94">1</text:span> <text:span text:style-name="T112">the upper block and</text:span> C<text:span text:style-name="T94">2</text:span><text:span text:style-name="T19"> </text:span><text:span text:style-name="T21">the lower one.</text:span></text:p>
      <text:p text:style-name="P24"/>
      <text:p text:style-name="P66">Program<text:span text:style-name="T112"> for EC1.</text:span></text:p>
      <text:p text:style-name="P32"><text:span text:style-name="T111"><text:s text:c="2"/></text:span>1.<text:span text:style-name="T111"> <text:s/></text:span>EC1<text:span text:style-name="T93">1</text:span><text:span text:style-name="T12"> on C</text:span><text:span text:style-name="T93">1</text:span><text:span text:style-name="T12">, producing rs</text:span><text:span text:style-name="T93">1</text:span><text:span text:style-name="T12"> cs</text:span><text:span text:style-name="T93">1</text:span><text:span text:style-name="T12"> A</text:span><text:span text:style-name="T93">1</text:span><text:span text:style-name="T12"> B</text:span><text:span text:style-name="T93">1</text:span></text:p>
      <text:p text:style-name="P36"><text:soft-page-break/><text:span text:style-name="T20"><text:s/></text:span><text:span text:style-name="T12"><text:s/>2. <text:s/>EC3</text:span><text:span text:style-name="T93">1</text:span><text:span text:style-name="T12"> on B</text:span><text:span text:style-name="T93">1</text:span><text:span text:style-name="T12"> producing the remnant R</text:span><text:span text:style-name="T93">1</text:span><text:span text:style-name="T22"> (This work seems to be wasted)</text:span></text:p>
      <text:p text:style-name="P36"><text:span text:style-name="T12"><text:s text:c="2"/>3. <text:s/>CEX using cs</text:span><text:span text:style-name="T93">1</text:span><text:span text:style-name="T12"> on C</text:span><text:span text:style-name="T93">2</text:span><text:span text:style-name="T12">, producing S</text:span><text:span text:style-name="T93">2</text:span><text:span text:style-name="T12"> and N</text:span><text:span text:style-name="T93">2</text:span></text:p>
      <text:p text:style-name="P36"><text:span text:style-name="T20"><text:s/></text:span><text:span text:style-name="T12"><text:s/>4. <text:s/>MAD N</text:span><text:span text:style-name="T95">2</text:span><text:span text:style-name="T22">' = N</text:span><text:span text:style-name="T95">2</text:span><text:span text:style-name="T22"> + S</text:span><text:span text:style-name="T95">2</text:span><text:span text:style-name="T22"> * R</text:span><text:span text:style-name="T95">1</text:span></text:p>
      <text:p text:style-name="P32"><text:span text:style-name="T20"><text:s text:c="2"/></text:span><text:span text:style-name="T12">5.</text:span><text:span text:style-name="T20"> <text:s/></text:span><text:span text:style-name="T12">EC1</text:span><text:span text:style-name="T93">2</text:span><text:span text:style-name="T12"> on N</text:span><text:span text:style-name="T93">2</text:span><text:span text:style-name="T12">' producing rs</text:span><text:span text:style-name="T93">2</text:span><text:span text:style-name="T12"> cs</text:span><text:span text:style-name="T93">2</text:span><text:span text:style-name="T12"> A</text:span><text:span text:style-name="T93">2</text:span><text:span text:style-name="T12"> B</text:span><text:span text:style-name="T93">2</text:span></text:p>
      <text:p text:style-name="P33"><text:span text:style-name="T111"><text:s text:c="2"/>6. <text:s/>rs = concat(rs</text:span><text:span text:style-name="T95">1</text:span><text:span text:style-name="T22"> , rs</text:span><text:span text:style-name="T95">2</text:span><text:span text:style-name="T22">)</text:span></text:p>
      <text:p text:style-name="P37"><text:s text:c="2"/>7. <text:s/>UNH(cs<text:span text:style-name="T93">1</text:span><text:span text:style-name="T12"> , cs</text:span><text:span text:style-name="T93">2</text:span><text:span text:style-name="T12">) -&gt; cs, rf (to be used somewhere)</text:span></text:p>
      <text:p text:style-name="P37"><text:span text:style-name="T12"><text:s text:c="2"/>8. <text:s/>CRZ cs</text:span><text:span text:style-name="T93">1</text:span><text:span text:style-name="T12"> B</text:span><text:span text:style-name="T93">2</text:span><text:span text:style-name="T12"> to make B'</text:span></text:p>
      <text:p text:style-name="P37"><text:span text:style-name="T12"><text:s text:c="2"/>9. <text:s/>Assemble matrix</text:span><text:span text:style-name="T23"> B from</text:span><text:span text:style-name="T12"> B</text:span><text:span text:style-name="T93">1</text:span><text:span text:style-name="T12"> , B' </text:span></text:p>
      <text:p text:style-name="P37"><text:span text:style-name="T12">10. <text:s/></text:span><text:span text:style-name="T23">A is a list containing rs</text:span><text:span text:style-name="T96">1</text:span><text:span text:style-name="T23"> A</text:span><text:span text:style-name="T96">1</text:span><text:span text:style-name="T23"> rs</text:span><text:span text:style-name="T96">1</text:span><text:span text:style-name="T23"> A</text:span><text:span text:style-name="T96">2</text:span><text:span text:style-name="T23"> as it stands at the moment. <text:s/>Again one is tempted to do a</text:span></text:p>
      <text:p text:style-name="P88"><text:s text:c="7"/>bit more processing on this, but this requires further investigation.</text:p>
      <text:p text:style-name="P88"/>
      <text:p text:style-name="P72">Section <text:span text:style-name="T113">5</text:span> – <text:span text:style-name="T113">Preliminary Analysis.</text:span></text:p>
      <text:p text:style-name="P38"/>
      <text:p text:style-name="P89">13:30 Morgen Nachmittag.</text:p>
      <text:p text:style-name="P89"/>
      <text:p text:style-name="P89">Our main interest here is concurrency and babies. <text:s/>The above analysis has so far concentrated on the concurrency, aiming at early release. <text:s/>We must now look more closely at the babies aspect, and in particular to try to make the multiplications as large as possible.</text:p>
      <text:p text:style-name="P89"/>
      <text:p text:style-name="P39"><text:span text:style-name="T25">Vertical Chop.</text:span><text:span text:style-name="T12"> <text:s/>This has a multiply at program steps 4 and 8. <text:s/></text:span></text:p>
      <text:p text:style-name="P89"/>
      <text:p text:style-name="P39"><text:span text:style-name="T24">Step 4.</text:span><text:span text:style-name="T12"> <text:s/>This one is already flat and dense, consisting of the cleaner K</text:span><text:span text:style-name="T93">1</text:span><text:span text:style-name="T12"> being multiplied by the selected rows S</text:span><text:span text:style-name="T93">2</text:span><text:span text:style-name="T12"> and added into the non-selected ones N</text:span><text:span text:style-name="T93">2</text:span><text:span text:style-name="T12">.</text:span></text:p>
      <text:p text:style-name="P89"/>
      <text:p text:style-name="P39"><text:span text:style-name="T24">Step 8.</text:span><text:span text:style-name="T12"> <text:s/></text:span><text:span text:style-name="T26">This requires attention. <text:s/>It is doing the linear operations on the rest of the pivotal rows from C</text:span><text:span text:style-name="T97">1</text:span><text:span text:style-name="T26"> to complete the upper-triangulation of the matrix B. <text:s/>The left-hand multiplier is upper triangular, so that economy here will be important. <text:s/>There is a compromise between not multiplying by zeros and having babies for the multiplication.</text:span></text:p>
      <text:p text:style-name="P90"/>
      <text:p text:style-name="P40"><text:span text:style-name="T25">Horizontal Chop.</text:span><text:span text:style-name="T12"> <text:s/>This has just a multiply at program step 4 (have I missed something?) and is again flat and dense in general.</text:span></text:p>
      <text:p text:style-name="P91"/>
      <text:p text:style-name="P40"><text:span text:style-name="T12">One idea is that matrix B </text:span><text:span text:style-name="T27">always</text:span><text:span text:style-name="T28"> consists of the identity plus a rectangular matrix above the diagonal, so that the multiplication in step 8 of vertical is economical. <text:s/>The pressures for early release do not seem to warrant any sort of inefficiency, so there is no obvious reason to avoid this. <text:s/>This requires us to do some more work at step 9 in both recursive versions, and requires further investigation.</text:span></text:p>
      <text:p text:style-name="P92"/>
      <text:p text:style-name="P93"/>
      <text:p text:style-name="P22">==================<text:span text:style-name="T119">Even more j</text:span>unk from here onwards ================</text:p>
      <text:p text:style-name="P22"/>
      <text:p text:style-name="P24">EC1. <text:s/>The first step is to call EC1 on C1, producing cs1, rs1, A1, B1. <text:s/>We are going to need the cleaner too, so we run EC2 on A1 to get K1 and L1. <text:s/>We then apply rs1 to C2 to get Xs and Xu. <text:s/><text:soft-page-break/>We then multiply K1 by Xs and add to Xu giving Xv. <text:s/>Finally we apply EC1 to Xv, giving A2, B2, and also cs2, rs2. <text:s/>The output cs is simply the concatenation of cs1 and cs2. <text:s/>The output rs is the UNH of rs1 and rs2, and presumably the riffle rf will be needed at some point in the future.</text:p>
      <text:p text:style-name="P21"/>
      <text:p text:style-name="P7">n for, and noticing that the echelize proggy does not release its bit-strings early as it should, and with the imminent rewrite of slab echelize, it has become clear that a full review of the implementation of Gaussian is overdue.</text:p>
      <text:p text:style-name="P6"/>
      <text:p text:style-name="P6"><text:span text:style-name="T51">Firstly, here are the user-level functions that I propose to service</text:span> :-</text:p>
      <text:p text:style-name="P5"/>
      <text:list xml:id="list8689318495686379902" text:style-name="L1">
        <text:list-item>
          <text:p text:style-name="P142">Find the rank of a matrix</text:p>
        </text:list-item>
        <text:list-item>
          <text:p text:style-name="P142">Put a matrix into row-echelon form.</text:p>
        </text:list-item>
        <text:list-item>
          <text:p text:style-name="P142">Invert a matrix</text:p>
        </text:list-item>
        <text:list-item>
          <text:p text:style-name="P142">Find the standard independent rows of a matrix</text:p>
        </text:list-item>
        <text:list-item>
          <text:p text:style-name="P142">Find the determinant of a matrix</text:p>
        </text:list-item>
      </text:list>
      <text:p text:style-name="P5"/>
      <text:p text:style-name="P5">At the bottom level, the Gaussian routine may need to produce some or all of the following . . . </text:p>
      <text:p text:style-name="P5"/>
      <text:list xml:id="list177354819324000475" text:style-name="L2">
        <text:list-item>
          <text:p text:style-name="P143">A column select bit-string specifying the chosen pivotal columns. <text:s/>This may or may not be required to be the standard pivots - choosing the first column as a pivot all the time.</text:p>
        </text:list-item>
        <text:list-item>
          <text:p text:style-name="P143">A row-select bit-string specifying the chosen set of linearly independent rows. <text:s/>Again these may or may not need to be standard.</text:p>
        </text:list-item>
        <text:list-item>
          <text:p text:style-name="P143">The remnant - the non-pivotal columns on the final echelon form</text:p>
        </text:list-item>
        <text:list-item>
          <text:p text:style-name="P143">The multiplier - a square matrix multiplying the selected rows to put the matrix into echelon form.</text:p>
        </text:list-item>
        <text:list-item>
          <text:p text:style-name="P143">The cleaner - what multiples of the selected rows must be added to the non-selected rows to make them zero. <text:s/>This may be needed in terms of the selected rows before or after multiplication by the multip<text:span text:style-name="T3">li</text:span>er<text:span text:style-name="T3">, though the latter is a simple column-extract on the original matrix.</text:span></text:p>
        </text:list-item>
        <text:list-item>
          <text:p text:style-name="P143">The rank of the matrix.</text:p>
        </text:list-item>
        <text:list-item>
          <text:p text:style-name="P143">The determinant of the matrix.</text:p>
        </text:list-item>
      </text:list>
      <text:p text:style-name="P5"/>
      <text:p text:style-name="P8">Since we wish to utilize the methods of "chopped-up Gaussian" in the larger cases, we need to understand in detail what the requirements of the top-level are, and how that propagates downwards to determine the requirements on the lower levels, and <text:span text:style-name="T51">onwards</text:span>.</text:p>
      <text:p text:style-name="P8"/>
      <text:p text:style-name="P73"><text:span text:style-name="T52">Section</text:span><text:span text:style-name="T53"> 2</text:span><text:span text:style-name="T52"> – </text:span><text:span text:style-name="T53">Top-level requirements.</text:span></text:p>
      <text:p text:style-name="P9"/>
      <text:p text:style-name="P10">The list of the top level requirements is given in the introduction<text:span text:style-name="T72"> . . . here I consider this list in grea</text:span>ter detail.</text:p>
      <text:p text:style-name="P10"/>
      <text:p text:style-name="P10"><text:soft-page-break/><text:span text:style-name="T5">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10"/>
      <text:p text:style-name="P10"><text:span text:style-name="T5">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10"/>
      <text:p text:style-name="P10"><text:span text:style-name="T5">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10"/>
      <text:p text:style-name="P10"><text:span text:style-name="T5">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10"/>
      <text:p text:style-name="P12"><text:span text:style-name="T5">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2"/>
      <text:p text:style-name="P12">This all leads us to wonder whether we can dream up algorithms that compute some of these things in ways that we have not yet considered. <text:s/>For example, rip-off methods may enable us to check that rows are linearly independent without considering the entire row very often, leading us to wonder whether <text:span text:style-name="T6">it may be useful sometimes to compute </text:span>standard rows <text:span text:style-name="T6">without computing the e</text:span>chelon form.</text:p>
      <text:p text:style-name="P12"/>
      <text:p text:style-name="P74"><text:span text:style-name="T52">Section</text:span><text:span text:style-name="T53"> 3</text:span><text:span text:style-name="T52"> – </text:span><text:span text:style-name="T54">Concurrency issues.</text:span></text:p>
      <text:p text:style-name="P13"/>
      <text:p text:style-name="P11"><text:span text:style-name="T6">For a square, random NxN matrix over a large enough field, there are a total of N</text:span><text:span text:style-name="T8">3</text:span><text:span text:style-name="T13"> elementary operations to do to perform a full echelize, and we can use this measure to quantify the work of the various stages.</text:span></text:p>
      <text:p text:style-name="P14"><text:span text:style-name="T12">The first stage is to "clean down". <text:s/>In some order, the obvious algorithm finds a pivot in each row and adds a suitable multiple of that row to all later rows on those columns not yet treated. <text:s/>This does (N-</text:span><text:span text:style-name="T14">i</text:span><text:span text:style-name="T12">)(N-</text:span><text:span text:style-name="T14">i</text:span><text:span text:style-name="T12">) units of work </text:span><text:span text:style-name="T14">for each row, or N</text:span><text:span text:style-name="T9">3</text:span><text:span text:style-name="T14">/3 - 33%.</text:span><text:span text:style-name="T15"> <text:s/>This stage already finds out the </text:span><text:soft-page-break/><text:span text:style-name="T15">pivotal columns and rows, so can output cs and rs. <text:s/>The other two outputs are notes (A1) of the row operations done, and the resulting matrix B which is, in some sense, upper-triangular.</text:span></text:p>
      <text:p text:style-name="P15"><text:span text:style-name="T12">Another stage, which does not necessarily need to be done at the same time, or next, or indeed at all, but I will still call it the second stage, is to mimic the same row operations on the identity matrix. <text:s/>This involves i(N-i) operations, or N</text:span><text:span text:style-name="T7">3</text:span><text:span text:style-name="T12">/6 - 17%.</text:span><text:span text:style-name="T15">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5"><text:span text:style-name="T13">T</text:span><text:span text:style-name="T12">he third stage is to back-clean the original matrix. <text:s/>This </text:span><text:span text:style-name="T16">produces</text:span><text:span text:style-name="T12"> a lot of column-extract</text:span><text:span text:style-name="T16">ed</text:span><text:span text:style-name="T12"> data</text:span><text:span text:style-name="T16"> A2</text:span><text:span text:style-name="T12">, but </text:span><text:span text:style-name="T16">does </text:span><text:span text:style-name="T12">a minimal amount of work since the matrix operated on is only the remnant which has (in some sense) zero columns. <text:s/>This work is therefore estimated as 0% in the simplification adopted here</text:span><text:span text:style-name="T16">, so that there is a pressure to do this stage earlier as it produces further output with no further work</text:span><text:span text:style-name="T12">.</text:span></text:p>
      <text:p text:style-name="P16"><text:span text:style-name="T12">The fourth and final stage is to apply the column-extract data to the transformation matrix, and this involves N(N-i) units of work for the i'th row, or N</text:span><text:span text:style-name="T7">2</text:span><text:span text:style-name="T12">/2 = 50%. . . the largest chunk.</text:span></text:p>
      <text:p text:style-name="P7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5">Stage</text:p>
          </table:table-cell>
          <table:table-cell table:style-name="Table1.A1" office:value-type="string">
            <text:p text:style-name="P123">Job</text:p>
          </table:table-cell>
          <table:table-cell table:style-name="Table1.A1" office:value-type="string">
            <text:p text:style-name="P123">Work</text:p>
          </table:table-cell>
          <table:table-cell table:style-name="Table1.A1" office:value-type="string">
            <text:p text:style-name="P123">Input<text:span text:style-name="T50">s</text:span></text:p>
          </table:table-cell>
          <table:table-cell table:style-name="Table1.A1" office:value-type="string">
            <text:p text:style-name="P123">Result</text:p>
          </table:table-cell>
          <table:table-cell table:style-name="Table1.F1" office:value-type="string">
            <text:p text:style-name="P123">Other output<text:span text:style-name="T50">s</text:span></text:p>
          </table:table-cell>
        </table:table-row>
        <table:table-row>
          <table:table-cell table:style-name="Table1.A2" office:value-type="string">
            <text:p text:style-name="P123">1</text:p>
          </table:table-cell>
          <table:table-cell table:style-name="Table1.A2" office:value-type="string">
            <text:p text:style-name="P123">Forward clean</text:p>
          </table:table-cell>
          <table:table-cell table:style-name="Table1.A2" office:value-type="string">
            <text:p text:style-name="P123">33%</text:p>
          </table:table-cell>
          <table:table-cell table:style-name="Table1.A2" office:value-type="string">
            <text:p text:style-name="P123">C</text:p>
          </table:table-cell>
          <table:table-cell table:style-name="Table1.A2" office:value-type="string">
            <text:p text:style-name="P123">cs, rs</text:p>
          </table:table-cell>
          <table:table-cell table:style-name="Table1.F2" office:value-type="string">
            <text:p text:style-name="P123">A1, B</text:p>
          </table:table-cell>
        </table:table-row>
        <table:table-row>
          <table:table-cell table:style-name="Table1.A2" office:value-type="string">
            <text:p text:style-name="P123">2</text:p>
          </table:table-cell>
          <table:table-cell table:style-name="Table1.A2" office:value-type="string">
            <text:p text:style-name="P123">Forward clean trafo</text:p>
          </table:table-cell>
          <table:table-cell table:style-name="Table1.A2" office:value-type="string">
            <text:p text:style-name="P123">17%</text:p>
          </table:table-cell>
          <table:table-cell table:style-name="Table1.A2" office:value-type="string">
            <text:p text:style-name="P123">A1</text:p>
          </table:table-cell>
          <table:table-cell table:style-name="Table1.A2" office:value-type="string">
            <text:p text:style-name="P123"><text:span text:style-name="T50">K</text:span>leaner</text:p>
          </table:table-cell>
          <table:table-cell table:style-name="Table1.F2" office:value-type="string">
            <text:p text:style-name="P123">M1</text:p>
          </table:table-cell>
        </table:table-row>
        <table:table-row>
          <table:table-cell table:style-name="Table1.A2" office:value-type="string">
            <text:p text:style-name="P123">3</text:p>
          </table:table-cell>
          <table:table-cell table:style-name="Table1.A2" office:value-type="string">
            <text:p text:style-name="P123">Back clean</text:p>
          </table:table-cell>
          <table:table-cell table:style-name="Table1.A2" office:value-type="string">
            <text:p text:style-name="P123">0%</text:p>
          </table:table-cell>
          <table:table-cell table:style-name="Table1.A2" office:value-type="string">
            <text:p text:style-name="P123">B</text:p>
          </table:table-cell>
          <table:table-cell table:style-name="Table1.A2" office:value-type="string">
            <text:p text:style-name="P123"><text:span text:style-name="T50">R</text:span>emnant</text:p>
          </table:table-cell>
          <table:table-cell table:style-name="Table1.F2" office:value-type="string">
            <text:p text:style-name="P123">A2</text:p>
          </table:table-cell>
        </table:table-row>
        <table:table-row>
          <table:table-cell table:style-name="Table1.A2" office:value-type="string">
            <text:p text:style-name="P123">4</text:p>
          </table:table-cell>
          <table:table-cell table:style-name="Table1.A2" office:value-type="string">
            <text:p text:style-name="P123">Back clean trafo</text:p>
          </table:table-cell>
          <table:table-cell table:style-name="Table1.A2" office:value-type="string">
            <text:p text:style-name="P123">50%</text:p>
          </table:table-cell>
          <table:table-cell table:style-name="Table1.A2" office:value-type="string">
            <text:p text:style-name="P123">A2 M1</text:p>
          </table:table-cell>
          <table:table-cell table:style-name="Table1.A2" office:value-type="string">
            <text:p text:style-name="P123"><text:span text:style-name="T50">M</text:span>ultiplier</text:p>
          </table:table-cell>
          <table:table-cell table:style-name="Table1.F2" office:value-type="string">
            <text:p text:style-name="P123">-</text:p>
          </table:table-cell>
        </table:table-row>
      </table:table>
      <text:p text:style-name="P75"><text:s/></text:p>
      <text:p text:style-name="P77">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77"/>
      <text:p text:style-name="P81">Before we go any further, however, it is pertinent to consider what happens in other circumstances. <text:s/>The N<text:span text:style-name="T7">3</text:span> value used above is an oversimplification if the matrix is rectangular and/or has surprisingly low rank. <text:s/>Perhaps we should fill in some details, and consider the matrix to be A x C of rank R to see what the "Work" column is in greater generality.</text:p>
      <text:p text:style-name="P82">Firstly the <text:span text:style-name="T5">forward clean</text:span>. <text:s/>We are only going to find R rows to clean with, so the work is the sum, over i from 1 to R, of C-i.A-i, or CA-iA-iC+i<text:span text:style-name="T7">2</text:span> which comes to</text:p>
      <text:p text:style-name="P82"/>
      <text:p text:style-name="P112"><text:span text:style-name="T57">Work = </text:span>RCA - R<text:span text:style-name="T7">2</text:span>(A+C)/2 + R<text:span text:style-name="T7">3</text:span>/3<text:span text:style-name="T57">.</text:span></text:p>
      <text:p text:style-name="P82"/>
      <text:p text:style-name="P113">Case 1. <text:s/>A small<text:span text:style-name="T61">, R=A</text:span><text:span text:style-name="T58">. <text:s/>Work is A</text:span><text:span text:style-name="T10">2</text:span><text:span text:style-name="T58">C/2, but we can get the rs and cs and A1 (well-conditioned) in A</text:span><text:span text:style-name="T10">3</text:span><text:span text:style-name="T58">/2 by using rip-off methods. <text:s text:c="2"/>It is only B that requires A</text:span><text:span text:style-name="T10">2</text:span><text:span text:style-name="T58">C/2 steps.</text:span></text:p>
      <text:p text:style-name="P113">Case 2. <text:s/>C small<text:span text:style-name="T61">, R=C</text:span>.<text:span text:style-name="T58"> <text:s/>Work is C</text:span><text:span text:style-name="T10">2</text:span><text:span text:style-name="T58">A/2, but we can get the rs, cs and B (well-conditioned) in C</text:span><text:span text:style-name="T10">3</text:span><text:span text:style-name="T58">/2 by terminating when we have found a pivot in every </text:span><text:span text:style-name="T59">column</text:span><text:span text:style-name="T58">. <text:s/>In this case we wish the </text:span><text:soft-page-break/><text:span text:style-name="T58">cleaner were in terms of the adjusted rows (not the original ones) as there is then no further work to do.</text:span></text:p>
      <text:p text:style-name="P114">Case 3. <text:s/>A=C but R small.<text:span text:style-name="T58"> <text:s/>Work is RC</text:span><text:span text:style-name="T11">2</text:span><text:span text:style-name="T59"> but we get the rs, cs and B in R</text:span><text:span text:style-name="T11">2</text:span><text:span text:style-name="T59">C except that we have not proved that there are no further pivots to be found, and we need RC</text:span><text:span text:style-name="T11">2</text:span><text:span text:style-name="T59"> of work to be sure of any of them.</text:span></text:p>
      <text:p text:style-name="P117"/>
      <text:p text:style-name="P114"><text:span text:style-name="T61">Conclusion</text:span><text:span text:style-name="T59">.</text:span></text:p>
      <text:p text:style-name="P117"/>
      <text:p text:style-name="P115"><text:span text:style-name="T4">Algorithm 1.</text:span><text:span text:style-name="T58"> <text:s/></text:span><text:span text:style-name="T60">For normal (balanced) use. <text:s/></text:span><text:span text:style-name="T58">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60"> methods, and some rows that are partially or fully cleaned. <text:s/></text:span><text:span text:style-name="T63">TBD</text:span><text:span text:style-name="T65"> needs further investigation.</text:span></text:p>
      <text:p text:style-name="P118"/>
      <text:p text:style-name="P116"><text:span text:style-name="T71">Algorithm 2.</text:span><text:span text:style-name="T70">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62">TBD</text:span><text:span text:style-name="T64"> again, further investigation is needed.</text:span></text:p>
      <text:p text:style-name="P119"/>
      <text:p text:style-name="P119">In both cases, the algorithm seems to fall into separate parts, with some parts releasing certain outputs early.</text:p>
      <text:p text:style-name="P18"/>
      <text:p text:style-name="P67">Section<text:span text:style-name="T3"> 4</text:span> – <text:span text:style-name="T50">The Mimic data A1.</text:span></text:p>
      <text:p text:style-name="P18"/>
      <text:p text:style-name="P17"><text:span text:style-name="T13">I</text:span><text:span text:style-name="T12">n the current, simplistic implementation of slab echelize, the mimic data is utilized as it is produced and only a single local variable</text:span><text:span text:style-name="T17"> (called "fel" - a field element in slab.c) holds the passing A1, being used immediately to update the transformation matrix. <text:s/>Here is its use.</text:span></text:p>
      <text:p text:style-name="P78"/>
      <text:p text:style-name="P79"><text:s text:c="4"/>DSMad(&amp;dsk,fel,1,vk,k+j*dsk.nob);</text:p>
      <text:p text:style-name="P79"/>
      <text:p text:style-name="P80">We see that the "fel" multiple of vector vk is being added into the j'th row of matrix K.</text:p>
      <text:p text:style-name="P78"/>
      <text:p text:style-name="P19"><text:span text:style-name="T12">In the mezzanine "mech" there is a whole great data structure for A1</text:span><text:span text:style-name="T18">, called an STA structure in the program</text:span><text:span text:style-name="T12"> . . .</text:span></text:p>
      <text:p text:style-name="P79"/>
      <text:p text:style-name="P79"><text:s text:c="4"/>MOJ A; <text:s text:c="5"/>// pivotal matrix to clean with old B</text:p>
      <text:p text:style-name="P79"><text:s text:c="4"/>MOJ M; <text:s text:c="5"/>// matrix to multiply new rows by</text:p>
      <text:p text:style-name="P79"><text:s text:c="4"/>MOJ K; <text:s text:c="5"/>// cleaner to take new rows out of remaining ones</text:p>
      <text:p text:style-name="P79"><text:s text:c="4"/>MOJ rs; <text:s text:c="4"/>// row-select bitstring for new pivotal rows</text:p>
      <text:p text:style-name="P79"><text:s text:c="4"/>MOJ E; <text:s text:c="5"/>// clean old B with new rows</text:p>
      <text:p text:style-name="P79"><text:s text:c="4"/>MOJ rf; <text:s text:c="4"/>// riffle to put new rows into B</text:p>
      <text:p text:style-name="P79"/>
      <text:p text:style-name="P79"><text:soft-page-break/>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79"/>
      <text:p text:style-name="P80">void UR(int pri, MOJ fmoj, STA * A, MOJ * B, MOJ * C)</text:p>
      <text:p text:style-name="P79"/>
      <text:p text:style-name="P79"><text:s text:c="4"/>MAD(pri, fmoj, A-&gt;A, *B, *C, Z);</text:p>
      <text:p text:style-name="P79"><text:s text:c="4"/>REX(pri, fmoj, A-&gt;rs, Z, V, W);</text:p>
      <text:p text:style-name="P79"><text:s text:c="4"/>MUL(pri, fmoj, A-&gt;M, V, X);</text:p>
      <text:p text:style-name="P79"><text:s text:c="4"/>MAD(pri, fmoj, A-&gt;E, X, *B, S);</text:p>
      <text:p text:style-name="P79"><text:s text:c="4"/>RRF(pri, fmoj, A-&gt;rf, S, X, *B);</text:p>
      <text:p text:style-name="P79"><text:s text:c="4"/>MAD(pri, fmoj, A-&gt;K, V, W, *C);</text:p>
      <text:p text:style-name="P79"/>
      <text:p text:style-name="P68">Section<text:span text:style-name="T3"> 5</text:span> – <text:span text:style-name="T72">The first part of the echelize procedure.</text:span></text:p>
      <text:p text:style-name="P20"/>
      <text:p text:style-name="P83">It seems that there are several distinct ways of approaching the start (forward cleaning) of echelization. <text:s/>For example we could use rip-off methods or auto-grease - but this section considers only the simple, direct approach.</text:p>
      <text:p text:style-name="P83"/>
      <text:p text:style-name="P83">The input is a matrix with, say, A rows and C columns. <text:s/>Assuming that we wish to cater for the job only partially done (not at all clear at this stage) what would the output be?</text:p>
      <text:p text:style-name="P83"/>
      <text:p text:style-name="P83">There would be several <text:span text:style-name="T73">types</text:span> of rows.</text:p>
      <text:p text:style-name="P83"/>
      <text:p text:style-name="P84">1. <text:s/>Rows that have not yet been touched.</text:p>
      <text:p text:style-name="P84">2. <text:s/>Rows in which all pivots (type 3.) have been cleared.</text:p>
      <text:p text:style-name="P84">3. <text:s/>Rows in which a pivot has been selected.</text:p>
      <text:p text:style-name="P84">4. <text:s/>Rows in which no pivot is available - the row is now zero.</text:p>
      <text:p text:style-name="P84"/>
      <text:p text:style-name="P84">We would need to know which columns were selected as the pivots for the rows in type 3, and for type 2, which linear combination of the type 3 rows was used.</text:p>
      <text:p text:style-name="P84"/>
      <text:p text:style-name="P84">For this algorithm, we can probably insist that the rows of type 1 are specified as being the trailing list (i.e. we process the rows in order).</text:p>
      <text:p text:style-name="P84"/>
      <text:p text:style-name="P84">One idea is just to keep a lab notebook. <text:s/>Next row cleaned (linear combinations given) and either found to be zero or a pivot selected.<text:span text:style-name="T74"> <text:s/>It then becomes an interesting question as to whether we are allowed to add rows into other rows arbitrarily . . .</text:span></text:p>
      <text:p text:style-name="P84"/>
      <text:p text:style-name="P85">Let's look at the lab notebook idea a bit. <text:s/>What sorts of entries might we need?</text:p>
      <text:p text:style-name="P85"/>
      <text:p text:style-name="P85"><text:soft-page-break/>MAD (<text:span text:style-name="T84"> </text:span><text:span text:style-name="T75">λ</text:span><text:span text:style-name="T81"> </text:span><text:span text:style-name="T82">, i , j</text:span><text:span text:style-name="T81">) <text:s/>C(</text:span><text:span text:style-name="T83">i</text:span><text:span text:style-name="T81">) += </text:span><text:span text:style-name="T75">λ.C(</text:span><text:span text:style-name="T77">j</text:span><text:span text:style-name="T75">)</text:span></text:p>
      <text:p text:style-name="P85"><text:span text:style-name="T75">MUL ( λ</text:span><text:span text:style-name="T76"> , i</text:span><text:span text:style-name="T75"> ) <text:s text:c="4"/>C(i) *= <text:s/>λ</text:span></text:p>
      <text:p text:style-name="P120">PIV( i , k ) <text:s text:c="3"/>The pivot in C(i) was selected to be column k</text:p>
      <text:p text:style-name="P120">ZER( i ) <text:s/>The row C(i) was inspected and found to be zero</text:p>
      <text:p text:style-name="P120"/>
      <text:p text:style-name="P121">The vast majority of the entries in the notebook will be of the first (MAD) kind, and it probably makes some sense to compress this data a bit somehow.</text:p>
      <text:p text:style-name="P121"/>
      <text:p text:style-name="P121">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p>
      <text:p text:style-name="P121"/>
      <text:p text:style-name="P86"><text:span text:style-name="T75">The basic idea is that the notebook processor keeps a list of rows that </text:span><text:span text:style-name="T77">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78">for</text:span><text:span text:style-name="T80"> - does it need a row, a column or both in the transformation matrix?</text:span></text:p>
      <text:p text:style-name="P122"/>
      <text:p text:style-name="P87"><text:span text:style-name="T80">T</text:span><text:span text:style-name="T79">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22T13:34:12.004560263</dc:date>
    <meta:editing-duration>P4DT8H30M17S</meta:editing-duration>
    <meta:editing-cycles>430</meta:editing-cycles>
    <meta:generator>LibreOffice/5.1.6.2$Linux_X86_64 LibreOffice_project/10m0$Build-2</meta:generator>
    <meta:printed-by>User </meta:printed-by>
    <meta:print-date>2012-07-06T16:23:45</meta:print-date>
    <meta:document-statistic meta:table-count="2" meta:image-count="0" meta:object-count="0" meta:page-count="15" meta:paragraph-count="339" meta:word-count="5149" meta:character-count="27465" meta:non-whitespace-character-count="21503"/>
  </office:meta>
</office:document-meta>
</file>